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3" svg:font-family="'Bookman Old Style'" style:font-family-generic="roman" style:font-pitch="variable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609cm" fo:margin-left="-0.191cm" table:align="left" style:writing-mode="lr-tb"/>
    </style:style>
    <style:style style:name="Таблица1.A" style:family="table-column">
      <style:table-column-properties style:column-width="2.189cm"/>
    </style:style>
    <style:style style:name="Таблица1.B" style:family="table-column">
      <style:table-column-properties style:column-width="0.75cm"/>
    </style:style>
    <style:style style:name="Таблица1.C" style:family="table-column">
      <style:table-column-properties style:column-width="0.751cm"/>
    </style:style>
    <style:style style:name="Таблица1.D" style:family="table-column">
      <style:table-column-properties style:column-width="0.998cm"/>
    </style:style>
    <style:style style:name="Таблица1.E" style:family="table-column">
      <style:table-column-properties style:column-width="1cm"/>
    </style:style>
    <style:style style:name="Таблица1.H" style:family="table-column">
      <style:table-column-properties style:column-width="1.132cm"/>
    </style:style>
    <style:style style:name="Таблица1.I" style:family="table-column">
      <style:table-column-properties style:column-width="1.117cm"/>
    </style:style>
    <style:style style:name="Таблица1.K" style:family="table-column">
      <style:table-column-properties style:column-width="1.249cm"/>
    </style:style>
    <style:style style:name="Таблица1.L" style:family="table-column">
      <style:table-column-properties style:column-width="1.251cm"/>
    </style:style>
    <style:style style:name="Таблица1.M" style:family="table-column">
      <style:table-column-properties style:column-width="1.413cm"/>
    </style:style>
    <style:style style:name="Таблица1.P" style:family="table-column">
      <style:table-column-properties style:column-width="1.25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a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ookman Old Style3"/>
    </style:style>
    <style:style style:name="P2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6eef3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8ee19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9adf0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4ff36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af2e9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b0bf8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fa18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226bf2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27aa22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2b30a6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2d44b9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30de8b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322031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Bookman Old Style3" fo:language="ru" fo:country="RU" fo:font-style="italic" style:text-underline-style="none" fo:font-weight="bold" officeooo:paragraph-rsid="0014ff36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Bookman Old Style3" fo:language="ru" fo:country="RU" officeooo:rsid="001430bd" officeooo:paragraph-rsid="001430bd"/>
    </style:style>
    <style:style style:name="P17" style:family="paragraph" style:parent-style-name="Standard">
      <style:text-properties style:font-name="Bookman Old Style3" fo:language="ru" fo:country="RU" officeooo:rsid="001456ae" officeooo:paragraph-rsid="001456ae"/>
    </style:style>
    <style:style style:name="P18" style:family="paragraph" style:parent-style-name="Standard">
      <style:text-properties style:font-name="Bookman Old Style3" fo:language="ru" fo:country="RU" fo:font-style="normal" style:text-underline-style="none" fo:font-weight="normal" officeooo:rsid="0015a43d" officeooo:paragraph-rsid="0015a43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Bookman Old Style3" fo:language="ru" fo:country="RU" fo:font-style="normal" style:text-underline-style="none" fo:font-weight="normal" officeooo:rsid="0016eef3" officeooo:paragraph-rsid="0016eef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Bookman Old Style3" fo:language="ru" fo:country="RU" fo:font-style="normal" style:text-underline-style="none" fo:font-weight="normal" officeooo:rsid="002c2226" officeooo:paragraph-rsid="002b30a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Bookman Old Style3" fo:language="ru" fo:country="RU" fo:font-style="normal" style:text-underline-style="none" fo:font-weight="normal" officeooo:rsid="002c3305" officeooo:paragraph-rsid="002c330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Bookman Old Style3" fo:language="ru" fo:country="RU" fo:font-style="normal" style:text-underline-style="none" fo:font-weight="normal" officeooo:rsid="002ca69f" officeooo:paragraph-rsid="002ca69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Bookman Old Style3" fo:language="ru" fo:country="RU" fo:font-style="normal" style:text-underline-style="none" fo:font-weight="normal" officeooo:rsid="0030de8b" officeooo:paragraph-rsid="0030de8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Bookman Old Style3" fo:language="ru" fo:country="RU" fo:font-style="normal" style:text-underline-style="none" fo:font-weight="normal" officeooo:rsid="0038bb72" officeooo:paragraph-rsid="0038bb7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Bookman Old Style3" fo:language="en" fo:country="US"/>
    </style:style>
    <style:style style:name="P26" style:family="paragraph" style:parent-style-name="Standard">
      <style:text-properties style:font-name="Bookman Old Style3" fo:font-size="12pt" fo:language="ru" fo:country="RU" fo:font-style="italic" style:text-underline-style="solid" style:text-underline-width="auto" style:text-underline-color="font-color" fo:font-weight="bold" officeooo:paragraph-rsid="0038bb72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Bookman Old Style3" fo:font-size="12pt" fo:language="ru" fo:country="RU" fo:font-style="italic" style:text-underline-style="solid" style:text-underline-width="auto" style:text-underline-color="font-color" fo:font-weight="bold" officeooo:paragraph-rsid="003a3222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Bookman Old Style3" fo:font-size="12pt" fo:language="ru" fo:country="RU" fo:font-style="normal" style:text-underline-style="none" fo:font-weight="normal" officeooo:rsid="003edc3f" officeooo:paragraph-rsid="003edc3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Bookman Old Style3" fo:font-size="12pt" fo:language="ru" fo:country="RU" fo:font-style="normal" style:text-underline-style="none" fo:font-weight="normal" officeooo:rsid="004104bb" officeooo:paragraph-rsid="004104bb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Bookman Old Style3" fo:font-size="12pt" fo:language="ru" fo:country="RU" fo:font-style="normal" style:text-underline-style="none" fo:font-weight="normal" officeooo:rsid="004104bb" officeooo:paragraph-rsid="004104b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Bookman Old Style3" fo:font-size="14pt" fo:language="ru" fo:country="RU" fo:font-style="italic" style:text-underline-style="none" fo:font-weight="bold" officeooo:rsid="0015a43d" officeooo:paragraph-rsid="0015a43d" style:font-style-asian="italic" style:font-weight-asian="bold" style:font-style-complex="italic" style:font-weight-complex="bold"/>
    </style:style>
    <style:style style:name="P32" style:family="paragraph" style:parent-style-name="Standard">
      <style:text-properties style:font-name="Bookman Old Style3" fo:font-size="14pt" fo:language="ru" fo:country="RU" fo:font-style="italic" style:text-underline-style="none" fo:font-weight="bold" officeooo:rsid="0016eef3" officeooo:paragraph-rsid="0016eef3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Bookman Old Style3" fo:font-size="14pt" fo:language="ru" fo:country="RU" fo:font-style="italic" style:text-underline-style="none" fo:font-weight="bold" officeooo:rsid="0016eef3" officeooo:paragraph-rsid="0016eef3" style:font-style-asian="italic" style:font-weight-asian="bold" style:font-style-complex="italic" style:font-weight-complex="bold"/>
    </style:style>
    <style:style style:name="P34" style:family="paragraph" style:parent-style-name="Standard">
      <style:text-properties style:font-name="Bookman Old Style3" fo:font-size="14pt" fo:language="ru" fo:country="RU" fo:font-style="italic" style:text-underline-style="none" fo:font-weight="bold" officeooo:rsid="002c3305" officeooo:paragraph-rsid="002c3305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font-name="Bookman Old Style3" fo:font-size="14pt" fo:language="ru" fo:country="RU" fo:font-style="italic" style:text-underline-style="none" fo:font-weight="bold" officeooo:rsid="0038bb72" officeooo:paragraph-rsid="0038bb72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Bookman Old Style3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Bookman Old Style3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Bookman Old Style3" fo:language="en" fo:country="US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style:font-name="Bookman Old Style3"/>
    </style:style>
    <style:style style:name="P41" style:family="paragraph" style:parent-style-name="Heading_20_1">
      <style:text-properties style:font-name="Bookman Old Style3"/>
    </style:style>
    <style:style style:name="P42" style:family="paragraph" style:parent-style-name="List_20_Paragraph">
      <style:text-properties style:font-name="Bookman Old Style3"/>
    </style:style>
    <style:style style:name="P43" style:family="paragraph" style:parent-style-name="List_20_Paragraph">
      <style:text-properties style:font-name="Bookman Old Style3" style:text-underline-style="solid" style:text-underline-width="auto" style:text-underline-color="font-color"/>
    </style:style>
    <style:style style:name="P44" style:family="paragraph" style:parent-style-name="Text_20_body">
      <style:text-properties fo:language="ru" fo:country="RU" officeooo:paragraph-rsid="0048fe00"/>
    </style:style>
    <style:style style:name="P45" style:family="paragraph" style:parent-style-name="Text_20_body">
      <style:text-properties fo:language="ru" fo:country="RU" officeooo:paragraph-rsid="004ba8b6"/>
    </style:style>
    <style:style style:name="P46" style:family="paragraph" style:parent-style-name="Text_20_body">
      <style:text-properties fo:language="ru" fo:country="RU" officeooo:rsid="0045a481" officeooo:paragraph-rsid="0045a481"/>
    </style:style>
    <style:style style:name="P47" style:family="paragraph" style:parent-style-name="Text_20_body">
      <style:text-properties fo:language="ru" fo:country="RU" officeooo:rsid="0046fff5" officeooo:paragraph-rsid="0046fff5"/>
    </style:style>
    <style:style style:name="P48" style:family="paragraph" style:parent-style-name="Text_20_body">
      <style:text-properties fo:language="ru" fo:country="RU" officeooo:rsid="004ba8b6" officeooo:paragraph-rsid="004ba8b6"/>
    </style:style>
    <style:style style:name="P49" style:family="paragraph" style:parent-style-name="Text_20_body">
      <style:text-properties fo:language="ru" fo:country="RU" officeooo:rsid="004c4d4a" officeooo:paragraph-rsid="004c4d4a"/>
    </style:style>
    <style:style style:name="P50" style:family="paragraph" style:parent-style-name="Text_20_body">
      <style:text-properties fo:language="ru" fo:country="RU" officeooo:rsid="004d4b44" officeooo:paragraph-rsid="004d4b44"/>
    </style:style>
    <style:style style:name="P51" style:family="paragraph" style:parent-style-name="Text_20_body">
      <style:text-properties fo:language="ru" fo:country="RU" officeooo:paragraph-rsid="006e42dd"/>
    </style:style>
    <style:style style:name="P52" style:family="paragraph" style:parent-style-name="Text_20_body">
      <style:text-properties fo:language="ru" fo:country="RU" officeooo:rsid="005ed6f5" officeooo:paragraph-rsid="005ed6f5"/>
    </style:style>
    <style:style style:name="P53" style:family="paragraph" style:parent-style-name="Text_20_body">
      <style:paragraph-properties>
        <style:tab-stops>
          <style:tab-stop style:position="1.753cm"/>
        </style:tab-stops>
      </style:paragraph-properties>
      <style:text-properties fo:language="ru" fo:country="RU" officeooo:rsid="00644a18" officeooo:paragraph-rsid="00644a18"/>
    </style:style>
    <style:style style:name="P54" style:family="paragraph" style:parent-style-name="Text_20_body">
      <style:text-properties fo:language="ru" fo:country="RU" officeooo:rsid="006bbca5" officeooo:paragraph-rsid="006bbca5"/>
    </style:style>
    <style:style style:name="P55" style:family="paragraph" style:parent-style-name="Text_20_body">
      <style:text-properties fo:language="ru" fo:country="RU" officeooo:rsid="006e42dd" officeooo:paragraph-rsid="006e42dd"/>
    </style:style>
    <style:style style:name="P56" style:family="paragraph" style:parent-style-name="Text_20_body">
      <style:text-properties fo:language="ru" fo:country="RU" officeooo:rsid="00743849" officeooo:paragraph-rsid="00743849"/>
    </style:style>
    <style:style style:name="P57" style:family="paragraph" style:parent-style-name="Text_20_body">
      <style:text-properties fo:language="ru" fo:country="RU" officeooo:paragraph-rsid="007fdf29"/>
    </style:style>
    <style:style style:name="P58" style:family="paragraph" style:parent-style-name="Text_20_body">
      <style:text-properties fo:language="ru" fo:country="RU" officeooo:rsid="0077110e" officeooo:paragraph-rsid="00743849"/>
    </style:style>
    <style:style style:name="P59" style:family="paragraph" style:parent-style-name="Text_20_body">
      <style:text-properties fo:language="ru" fo:country="RU" fo:font-weight="normal" officeooo:rsid="007d318f" officeooo:paragraph-rsid="007d318f" style:font-weight-asian="normal" style:font-weight-complex="normal"/>
    </style:style>
    <style:style style:name="P60" style:family="paragraph" style:parent-style-name="Text_20_body">
      <style:text-properties fo:language="ru" fo:country="RU" fo:font-weight="normal" officeooo:rsid="007eb173" officeooo:paragraph-rsid="007eb173" style:font-weight-asian="normal" style:font-weight-complex="normal"/>
    </style:style>
    <style:style style:name="P61" style:family="paragraph" style:parent-style-name="Text_20_body">
      <style:text-properties fo:language="ru" fo:country="RU" fo:font-weight="normal" officeooo:rsid="007ec7f8" officeooo:paragraph-rsid="007ec7f8" style:font-weight-asian="normal" style:font-weight-complex="normal"/>
    </style:style>
    <style:style style:name="P62" style:family="paragraph" style:parent-style-name="Text_20_body">
      <style:text-properties fo:language="ru" fo:country="RU" fo:font-weight="normal" officeooo:rsid="007fdf29" officeooo:paragraph-rsid="007fdf29" style:font-weight-asian="normal" style:font-weight-complex="normal"/>
    </style:style>
    <style:style style:name="P63" style:family="paragraph" style:parent-style-name="Text_20_body">
      <style:text-properties fo:language="ru" fo:country="RU" fo:font-weight="normal" officeooo:rsid="008145f1" officeooo:paragraph-rsid="007fdf29" style:font-weight-asian="normal" style:font-weight-complex="normal"/>
    </style:style>
    <style:style style:name="P64" style:family="paragraph" style:parent-style-name="Text_20_body">
      <style:text-properties fo:language="ru" fo:country="RU" fo:font-weight="normal" officeooo:rsid="008145f1" officeooo:paragraph-rsid="008145f1" style:font-weight-asian="normal" style:font-weight-complex="normal"/>
    </style:style>
    <style:style style:name="P65" style:family="paragraph" style:parent-style-name="Text_20_body">
      <style:text-properties fo:language="ru" fo:country="RU" fo:font-weight="normal" officeooo:rsid="0081a78b" officeooo:paragraph-rsid="0081a78b" style:font-weight-asian="normal" style:font-weight-complex="normal"/>
    </style:style>
    <style:style style:name="P66" style:family="paragraph" style:parent-style-name="Text_20_body">
      <style:text-properties fo:language="ru" fo:country="RU" fo:font-weight="normal" officeooo:rsid="00845b9e" officeooo:paragraph-rsid="00845b9e" style:font-weight-asian="normal" style:font-weight-complex="normal"/>
    </style:style>
    <style:style style:name="P67" style:family="paragraph" style:parent-style-name="Text_20_body">
      <style:text-properties fo:language="ru" fo:country="RU" officeooo:rsid="00888ae4" officeooo:paragraph-rsid="00888ae4"/>
    </style:style>
    <style:style style:name="P68" style:family="paragraph" style:parent-style-name="Text_20_body">
      <style:text-properties fo:language="ru" fo:country="RU" officeooo:rsid="0089da1a" officeooo:paragraph-rsid="008b5ba5"/>
    </style:style>
    <style:style style:name="P69" style:family="paragraph" style:parent-style-name="Text_20_body">
      <style:text-properties fo:language="ru" fo:country="RU" officeooo:paragraph-rsid="008cae20"/>
    </style:style>
    <style:style style:name="P70" style:family="paragraph" style:parent-style-name="Text_20_body">
      <style:text-properties officeooo:paragraph-rsid="004cab7e"/>
    </style:style>
    <style:style style:name="P71" style:family="paragraph" style:parent-style-name="Text_20_body">
      <style:text-properties officeooo:paragraph-rsid="004d4b44"/>
    </style:style>
    <style:style style:name="P72" style:family="paragraph" style:parent-style-name="Text_20_body">
      <style:text-properties officeooo:paragraph-rsid="004d9dd4"/>
    </style:style>
    <style:style style:name="P73" style:family="paragraph" style:parent-style-name="Text_20_body">
      <style:text-properties officeooo:paragraph-rsid="0054adc7"/>
    </style:style>
    <style:style style:name="P74" style:family="paragraph" style:parent-style-name="Text_20_body">
      <style:text-properties officeooo:rsid="004c4d4a" officeooo:paragraph-rsid="004c4d4a"/>
    </style:style>
    <style:style style:name="P75" style:family="paragraph" style:parent-style-name="Text_20_body">
      <style:text-properties officeooo:paragraph-rsid="00663cb1"/>
    </style:style>
    <style:style style:name="P76" style:family="paragraph" style:parent-style-name="Text_20_body">
      <style:text-properties officeooo:paragraph-rsid="0068ef4c"/>
    </style:style>
    <style:style style:name="P77" style:family="paragraph" style:parent-style-name="Text_20_body">
      <style:text-properties officeooo:paragraph-rsid="006a7429"/>
    </style:style>
    <style:style style:name="P78" style:family="paragraph" style:parent-style-name="Text_20_body">
      <style:text-properties officeooo:paragraph-rsid="006bbca5"/>
    </style:style>
    <style:style style:name="P79" style:family="paragraph" style:parent-style-name="Text_20_body">
      <style:text-properties officeooo:paragraph-rsid="006f8066"/>
    </style:style>
    <style:style style:name="P80" style:family="paragraph" style:parent-style-name="Text_20_body">
      <style:text-properties officeooo:paragraph-rsid="006f90da"/>
    </style:style>
    <style:style style:name="P81" style:family="paragraph" style:parent-style-name="Text_20_body">
      <style:text-properties officeooo:paragraph-rsid="007216c8"/>
    </style:style>
    <style:style style:name="P82" style:family="paragraph" style:parent-style-name="Text_20_body">
      <style:text-properties officeooo:paragraph-rsid="007347d0"/>
    </style:style>
    <style:style style:name="P83" style:family="paragraph" style:parent-style-name="Text_20_body">
      <style:text-properties officeooo:paragraph-rsid="00779fce"/>
    </style:style>
    <style:style style:name="P84" style:family="paragraph" style:parent-style-name="Text_20_body">
      <style:text-properties officeooo:paragraph-rsid="00796f33"/>
    </style:style>
    <style:style style:name="P85" style:family="paragraph" style:parent-style-name="Text_20_body">
      <style:text-properties fo:font-weight="normal" officeooo:paragraph-rsid="007c56d6" style:font-weight-asian="normal" style:font-weight-complex="normal"/>
    </style:style>
    <style:style style:name="P86" style:family="paragraph" style:parent-style-name="Text_20_body">
      <style:text-properties fo:font-weight="normal" officeooo:rsid="007c56d6" officeooo:paragraph-rsid="007c56d6" style:font-weight-asian="normal" style:font-weight-complex="normal"/>
    </style:style>
    <style:style style:name="P87" style:family="paragraph" style:parent-style-name="Text_20_body">
      <style:text-properties fo:font-weight="normal" officeooo:rsid="007d318f" officeooo:paragraph-rsid="007d318f" style:font-weight-asian="normal" style:font-weight-complex="normal"/>
    </style:style>
    <style:style style:name="P88" style:family="paragraph" style:parent-style-name="Text_20_body">
      <style:text-properties officeooo:paragraph-rsid="007d318f"/>
    </style:style>
    <style:style style:name="P89" style:family="paragraph" style:parent-style-name="Text_20_body">
      <style:text-properties officeooo:paragraph-rsid="007eb173"/>
    </style:style>
    <style:style style:name="P90" style:family="paragraph" style:parent-style-name="Text_20_body">
      <style:text-properties officeooo:paragraph-rsid="007fdf29"/>
    </style:style>
    <style:style style:name="P91" style:family="paragraph" style:parent-style-name="Text_20_body">
      <style:text-properties officeooo:rsid="00779fce" officeooo:paragraph-rsid="00779fce"/>
    </style:style>
    <style:style style:name="P92" style:family="paragraph" style:parent-style-name="Text_20_body">
      <style:text-properties officeooo:rsid="007d318f" officeooo:paragraph-rsid="007d318f"/>
    </style:style>
    <style:style style:name="P93" style:family="paragraph" style:parent-style-name="Text_20_body">
      <style:text-properties officeooo:paragraph-rsid="00845b9e"/>
    </style:style>
    <style:style style:name="P94" style:family="paragraph" style:parent-style-name="Text_20_body">
      <style:text-properties officeooo:paragraph-rsid="0084ab3c"/>
    </style:style>
    <style:style style:name="P95" style:family="paragraph" style:parent-style-name="Text_20_body">
      <style:text-properties officeooo:paragraph-rsid="0086a08f"/>
    </style:style>
    <style:style style:name="P96" style:family="paragraph" style:parent-style-name="Text_20_body">
      <style:text-properties officeooo:rsid="00845b9e"/>
    </style:style>
    <style:style style:name="P97" style:family="paragraph" style:parent-style-name="Text_20_body">
      <style:text-properties officeooo:rsid="00845b9e" officeooo:paragraph-rsid="00845b9e"/>
    </style:style>
    <style:style style:name="P98" style:family="paragraph" style:parent-style-name="Text_20_body">
      <style:text-properties officeooo:rsid="0084ab3c" officeooo:paragraph-rsid="0084ab3c"/>
    </style:style>
    <style:style style:name="P99" style:family="paragraph" style:parent-style-name="Text_20_body">
      <style:text-properties officeooo:rsid="008664b0" officeooo:paragraph-rsid="008664b0"/>
    </style:style>
    <style:style style:name="P100" style:family="paragraph" style:parent-style-name="Text_20_body">
      <style:text-properties officeooo:rsid="0086a08f" officeooo:paragraph-rsid="0086a08f"/>
    </style:style>
    <style:style style:name="P101" style:family="paragraph" style:parent-style-name="Text_20_body">
      <style:text-properties officeooo:rsid="0089da1a" officeooo:paragraph-rsid="0089da1a"/>
    </style:style>
    <style:style style:name="P102" style:family="paragraph" style:parent-style-name="Text_20_body">
      <style:text-properties fo:font-size="12pt" fo:language="ru" fo:country="RU" officeooo:rsid="0089da1a" officeooo:paragraph-rsid="008b5ba5"/>
    </style:style>
    <style:style style:name="P103" style:family="paragraph" style:parent-style-name="Text_20_body">
      <style:text-properties officeooo:paragraph-rsid="008cae20"/>
    </style:style>
    <style:style style:name="P104" style:family="paragraph" style:parent-style-name="Text_20_body">
      <style:text-properties officeooo:paragraph-rsid="008d3758"/>
    </style:style>
    <style:style style:name="P105" style:family="paragraph" style:parent-style-name="Text_20_body">
      <style:text-properties fo:color="#000000" officeooo:paragraph-rsid="008d3758"/>
    </style:style>
    <style:style style:name="P106" style:family="paragraph" style:parent-style-name="Text_20_body">
      <style:text-properties officeooo:paragraph-rsid="009082e2"/>
    </style:style>
    <style:style style:name="P107" style:family="paragraph" style:parent-style-name="Text_20_body">
      <style:paragraph-properties fo:margin-left="0cm" fo:margin-right="0cm" fo:text-indent="0cm" style:auto-text-indent="false">
        <style:tab-stops>
          <style:tab-stop style:position="1.455cm"/>
        </style:tab-stops>
      </style:paragraph-properties>
      <style:text-properties fo:language="ru" fo:country="RU" officeooo:rsid="004d4b44"/>
    </style:style>
    <style:style style:name="P108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4d4b44" officeooo:paragraph-rsid="0054adc7" style:font-size-asian="12pt"/>
    </style:style>
    <style:style style:name="P109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4d4b44" officeooo:paragraph-rsid="005695c6" style:font-size-asian="12pt"/>
    </style:style>
    <style:style style:name="P110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4d4b44" officeooo:paragraph-rsid="005841c5" style:font-size-asian="12pt"/>
    </style:style>
    <style:style style:name="P111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4d4b44" officeooo:paragraph-rsid="005a20d9" style:font-size-asian="12pt"/>
    </style:style>
    <style:style style:name="P112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54adc7" officeooo:paragraph-rsid="0054adc7" style:font-size-asian="12pt"/>
    </style:style>
    <style:style style:name="P113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561a8d" officeooo:paragraph-rsid="00561a8d" style:font-size-asian="12pt"/>
    </style:style>
    <style:style style:name="P114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5841c5" officeooo:paragraph-rsid="005841c5" style:font-size-asian="12pt"/>
    </style:style>
    <style:style style:name="P115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5a20d9" officeooo:paragraph-rsid="005a20d9" style:font-size-asian="12pt"/>
    </style:style>
    <style:style style:name="P116" style:family="paragraph" style:parent-style-name="Table_20_Contents">
      <style:text-properties officeooo:rsid="00779fce" officeooo:paragraph-rsid="00779fce"/>
    </style:style>
    <style:style style:name="P117" style:family="paragraph" style:parent-style-name="Standard" style:list-style-name="L1">
      <style:text-properties style:font-name="Bookman Old Style3" fo:language="ru" fo:country="RU" fo:font-style="normal" style:text-underline-style="none" fo:font-weight="normal" officeooo:rsid="0015a43d" officeooo:paragraph-rsid="0015a43d" style:font-style-asian="normal" style:font-weight-asian="normal" style:font-style-complex="normal" style:font-weight-complex="normal"/>
    </style:style>
    <style:style style:name="P118" style:family="paragraph" style:parent-style-name="Standard" style:list-style-name="L1">
      <style:text-properties style:font-name="Bookman Old Style3" fo:language="ru" fo:country="RU" fo:font-style="normal" style:text-underline-style="none" fo:font-weight="normal" officeooo:rsid="0016eef3" officeooo:paragraph-rsid="0016eef3" style:font-style-asian="normal" style:font-weight-asian="normal" style:font-style-complex="normal" style:font-weight-complex="normal"/>
    </style:style>
    <style:style style:name="P119" style:family="paragraph" style:parent-style-name="Standard" style:list-style-name="L2">
      <style:text-properties style:font-name="Bookman Old Style3" fo:language="ru" fo:country="RU" fo:font-style="normal" style:text-underline-style="none" fo:font-weight="normal" officeooo:rsid="002c3305" officeooo:paragraph-rsid="002c3305" style:font-style-asian="normal" style:font-weight-asian="normal" style:font-style-complex="normal" style:font-weight-complex="normal"/>
    </style:style>
    <style:style style:name="P120" style:family="paragraph" style:parent-style-name="Standard" style:list-style-name="L2">
      <style:text-properties style:font-name="Bookman Old Style3" fo:language="ru" fo:country="RU" fo:font-style="normal" style:text-underline-style="none" fo:font-weight="normal" officeooo:rsid="002ca69f" officeooo:paragraph-rsid="002ca69f" style:font-style-asian="normal" style:font-weight-asian="normal" style:font-style-complex="normal" style:font-weight-complex="normal"/>
    </style:style>
    <style:style style:name="P121" style:family="paragraph" style:parent-style-name="Standard" style:list-style-name="L3">
      <style:text-properties style:font-name="Bookman Old Style3" fo:font-size="12pt" fo:language="ru" fo:country="RU" fo:font-style="normal" style:text-underline-style="none" fo:font-weight="normal" officeooo:rsid="003edc3f" officeooo:paragraph-rsid="003edc3f" style:font-style-asian="normal" style:font-weight-asian="normal" style:font-style-complex="normal" style:font-weight-complex="normal"/>
    </style:style>
    <style:style style:name="P122" style:family="paragraph" style:parent-style-name="Standard" style:list-style-name="L3">
      <style:text-properties style:font-name="Bookman Old Style3" fo:font-size="12pt" fo:language="ru" fo:country="RU" fo:font-style="normal" style:text-underline-style="none" fo:font-weight="normal" officeooo:rsid="00403183" officeooo:paragraph-rsid="00403183" style:font-style-asian="normal" style:font-weight-asian="normal" style:font-style-complex="normal" style:font-weight-complex="normal"/>
    </style:style>
    <style:style style:name="P123" style:family="paragraph" style:parent-style-name="Standard" style:list-style-name="L3">
      <style:text-properties style:font-name="Bookman Old Style3" fo:font-size="12pt" fo:language="ru" fo:country="RU" fo:font-style="normal" style:text-underline-style="none" fo:font-weight="normal" officeooo:rsid="0040c519" officeooo:paragraph-rsid="0040c519" style:font-style-asian="normal" style:font-weight-asian="normal" style:font-style-complex="normal" style:font-weight-complex="normal"/>
    </style:style>
    <style:style style:name="P124" style:family="paragraph" style:parent-style-name="Standard" style:list-style-name="L3">
      <style:text-properties style:font-name="Bookman Old Style3" fo:font-size="12pt" fo:language="ru" fo:country="RU" fo:font-style="italic" style:text-underline-style="solid" style:text-underline-width="auto" style:text-underline-color="font-color" fo:font-weight="bold" officeooo:paragraph-rsid="003edc3f" style:font-style-asian="italic" style:font-weight-asian="bold" style:font-style-complex="italic" style:font-weight-complex="bold"/>
    </style:style>
    <style:style style:name="P125" style:family="paragraph" style:parent-style-name="List_20_Paragraph" style:list-style-name="WWNum1">
      <style:text-properties style:font-name="Bookman Old Style3"/>
    </style:style>
    <style:style style:name="P126" style:family="paragraph" style:parent-style-name="List_20_Paragraph" style:list-style-name="WWNum2">
      <style:text-properties style:font-name="Bookman Old Style3"/>
    </style:style>
    <style:style style:name="P127" style:family="paragraph" style:parent-style-name="List_20_Paragraph" style:list-style-name="WWNum3">
      <style:text-properties style:font-name="Bookman Old Style3"/>
    </style:style>
    <style:style style:name="P128" style:family="paragraph" style:parent-style-name="List_20_Paragraph" style:list-style-name="WWNum4">
      <style:text-properties style:font-name="Bookman Old Style3"/>
    </style:style>
    <style:style style:name="P129" style:family="paragraph" style:parent-style-name="List_20_Paragraph" style:list-style-name="WWNum6">
      <style:text-properties style:font-name="Bookman Old Style3"/>
    </style:style>
    <style:style style:name="P130" style:family="paragraph" style:parent-style-name="List_20_Paragraph" style:list-style-name="WWNum7">
      <style:text-properties style:font-name="Bookman Old Style3"/>
    </style:style>
    <style:style style:name="P131" style:family="paragraph" style:parent-style-name="List_20_Paragraph" style:list-style-name="WWNum8">
      <style:text-properties style:font-name="Bookman Old Style3"/>
    </style:style>
    <style:style style:name="P132" style:family="paragraph" style:parent-style-name="List_20_Paragraph" style:list-style-name="WWNum10">
      <style:text-properties style:font-name="Bookman Old Style3"/>
    </style:style>
    <style:style style:name="P133" style:family="paragraph" style:parent-style-name="Text_20_body" style:list-style-name="L4">
      <style:text-properties fo:language="ru" fo:country="RU" officeooo:paragraph-rsid="0045a481"/>
    </style:style>
    <style:style style:name="P134" style:family="paragraph" style:parent-style-name="Text_20_body" style:list-style-name="L4">
      <style:text-properties fo:language="ru" fo:country="RU" officeooo:rsid="0046fff5" officeooo:paragraph-rsid="0046fff5"/>
    </style:style>
    <style:style style:name="P135" style:family="paragraph" style:parent-style-name="Text_20_body" style:list-style-name="L5">
      <style:text-properties fo:language="ru" fo:country="RU" officeooo:rsid="0046fff5" officeooo:paragraph-rsid="0046fff5"/>
    </style:style>
    <style:style style:name="P136" style:family="paragraph" style:parent-style-name="Text_20_body" style:list-style-name="L6">
      <style:text-properties fo:language="ru" fo:country="RU" officeooo:rsid="004ba8b6" officeooo:paragraph-rsid="004ba8b6"/>
    </style:style>
    <style:style style:name="P137" style:family="paragraph" style:parent-style-name="Text_20_body" style:list-style-name="L7">
      <style:text-properties fo:language="ru" fo:country="RU" officeooo:rsid="004e0581" officeooo:paragraph-rsid="004e0581"/>
    </style:style>
    <style:style style:name="P138" style:family="paragraph" style:parent-style-name="Text_20_body" style:list-style-name="L7">
      <style:text-properties fo:language="ru" fo:country="RU" officeooo:rsid="004f83cf" officeooo:paragraph-rsid="0054adc7"/>
    </style:style>
    <style:style style:name="P139" style:family="paragraph" style:parent-style-name="Text_20_body" style:list-style-name="L8">
      <style:text-properties fo:language="ru" fo:country="RU" officeooo:rsid="005ed6f5" officeooo:paragraph-rsid="005ed6f5"/>
    </style:style>
    <style:style style:name="P140" style:family="paragraph" style:parent-style-name="Text_20_body" style:list-style-name="L8">
      <style:text-properties fo:language="ru" fo:country="RU" officeooo:rsid="005fccb8" officeooo:paragraph-rsid="005fccb8"/>
    </style:style>
    <style:style style:name="P141" style:family="paragraph" style:parent-style-name="Text_20_body" style:list-style-name="L8">
      <style:text-properties fo:language="ru" fo:country="RU" officeooo:rsid="0061ba0a" officeooo:paragraph-rsid="0061ba0a"/>
    </style:style>
    <style:style style:name="P142" style:family="paragraph" style:parent-style-name="Text_20_body" style:list-style-name="L8">
      <style:text-properties fo:language="ru" fo:country="RU" officeooo:rsid="006360ef" officeooo:paragraph-rsid="006360ef"/>
    </style:style>
    <style:style style:name="P143" style:family="paragraph" style:parent-style-name="Text_20_body" style:list-style-name="L8">
      <style:text-properties fo:language="ru" fo:country="RU" officeooo:rsid="0063ce21" officeooo:paragraph-rsid="0063ce21"/>
    </style:style>
    <style:style style:name="P144" style:family="paragraph" style:parent-style-name="Text_20_body" style:list-style-name="L8">
      <style:paragraph-properties>
        <style:tab-stops>
          <style:tab-stop style:position="1.753cm"/>
        </style:tab-stops>
      </style:paragraph-properties>
      <style:text-properties fo:language="ru" fo:country="RU" officeooo:rsid="0063ce21" officeooo:paragraph-rsid="0063ce21"/>
    </style:style>
    <style:style style:name="P145" style:family="paragraph" style:parent-style-name="Text_20_body" style:list-style-name="L8">
      <style:paragraph-properties>
        <style:tab-stops>
          <style:tab-stop style:position="1.753cm"/>
        </style:tab-stops>
      </style:paragraph-properties>
      <style:text-properties fo:language="ru" fo:country="RU" officeooo:rsid="00644a18" officeooo:paragraph-rsid="00644a18"/>
    </style:style>
    <style:style style:name="P146" style:family="paragraph" style:parent-style-name="Text_20_body" style:list-style-name="L11">
      <style:text-properties fo:language="ru" fo:country="RU" fo:font-weight="normal" officeooo:rsid="007eb173" officeooo:paragraph-rsid="007eb173" style:font-weight-asian="normal" style:font-weight-complex="normal"/>
    </style:style>
    <style:style style:name="P147" style:family="paragraph" style:parent-style-name="Text_20_body" style:list-style-name="L12">
      <style:text-properties fo:language="ru" fo:country="RU" fo:font-weight="normal" officeooo:rsid="0081a78b" officeooo:paragraph-rsid="0081a78b" style:font-weight-asian="normal" style:font-weight-complex="normal"/>
    </style:style>
    <style:style style:name="P148" style:family="paragraph" style:parent-style-name="Text_20_body" style:list-style-name="L12">
      <style:text-properties fo:language="ru" fo:country="RU" officeooo:paragraph-rsid="0081a78b"/>
    </style:style>
    <style:style style:name="P149" style:family="paragraph" style:parent-style-name="Text_20_body" style:list-style-name="L16">
      <style:text-properties fo:language="ru" fo:country="RU" officeooo:rsid="0086a08f" officeooo:paragraph-rsid="0086a08f"/>
    </style:style>
    <style:style style:name="P150" style:family="paragraph" style:parent-style-name="Text_20_body" style:list-style-name="L16">
      <style:text-properties fo:language="ru" fo:country="RU" officeooo:rsid="00888ae4" officeooo:paragraph-rsid="00888ae4"/>
    </style:style>
    <style:style style:name="P151" style:family="paragraph" style:parent-style-name="Text_20_body" style:list-style-name="L17">
      <style:text-properties fo:language="ru" fo:country="RU" officeooo:rsid="00888ae4" officeooo:paragraph-rsid="00888ae4"/>
    </style:style>
    <style:style style:name="P152" style:family="paragraph" style:parent-style-name="Text_20_body">
      <style:text-properties fo:language="ru" fo:country="RU" officeooo:rsid="009082e2" officeooo:paragraph-rsid="009082e2"/>
    </style:style>
    <style:style style:name="P153" style:family="paragraph" style:parent-style-name="Text_20_body" style:list-style-name="L7">
      <style:text-properties officeooo:paragraph-rsid="004e0581"/>
    </style:style>
    <style:style style:name="P154" style:family="paragraph" style:parent-style-name="Text_20_body" style:list-style-name="L8">
      <style:text-properties officeooo:paragraph-rsid="005ed6f5"/>
    </style:style>
    <style:style style:name="P155" style:family="paragraph" style:parent-style-name="Text_20_body" style:list-style-name="L9">
      <style:text-properties officeooo:paragraph-rsid="006bbca5"/>
    </style:style>
    <style:style style:name="P156" style:family="paragraph" style:parent-style-name="Text_20_body" style:list-style-name="L10">
      <style:paragraph-properties>
        <style:tab-stops>
          <style:tab-stop style:position="1.686cm"/>
        </style:tab-stops>
      </style:paragraph-properties>
      <style:text-properties officeooo:paragraph-rsid="007c56d6"/>
    </style:style>
    <style:style style:name="P157" style:family="paragraph" style:parent-style-name="Text_20_body" style:list-style-name="L10">
      <style:paragraph-properties>
        <style:tab-stops>
          <style:tab-stop style:position="1.686cm"/>
        </style:tab-stops>
      </style:paragraph-properties>
      <style:text-properties fo:font-weight="normal" officeooo:rsid="007c56d6" officeooo:paragraph-rsid="007c56d6" style:font-weight-asian="normal" style:font-weight-complex="normal"/>
    </style:style>
    <style:style style:name="P158" style:family="paragraph" style:parent-style-name="Text_20_body" style:list-style-name="L13">
      <style:text-properties officeooo:rsid="0084ab3c" officeooo:paragraph-rsid="0084ab3c"/>
    </style:style>
    <style:style style:name="P159" style:family="paragraph" style:parent-style-name="Text_20_body" style:list-style-name="L14">
      <style:text-properties officeooo:rsid="008664b0" officeooo:paragraph-rsid="008664b0"/>
    </style:style>
    <style:style style:name="P160" style:family="paragraph" style:parent-style-name="Text_20_body" style:list-style-name="L15">
      <style:text-properties officeooo:rsid="008664b0" officeooo:paragraph-rsid="008664b0"/>
    </style:style>
    <style:style style:name="P161" style:family="paragraph" style:parent-style-name="Text_20_body" style:list-style-name="L16">
      <style:text-properties officeooo:paragraph-rsid="0086a08f"/>
    </style:style>
    <style:style style:name="P162" style:family="paragraph" style:parent-style-name="Text_20_body" style:list-style-name="L17">
      <style:text-properties officeooo:rsid="00888ae4" officeooo:paragraph-rsid="00888ae4"/>
    </style:style>
    <style:style style:name="P163" style:family="paragraph" style:parent-style-name="Text_20_body" style:list-style-name="L17">
      <style:text-properties officeooo:rsid="0089da1a" officeooo:paragraph-rsid="0089da1a"/>
    </style:style>
    <style:style style:name="P164" style:family="paragraph" style:parent-style-name="Text_20_body" style:list-style-name="L18">
      <style:text-properties officeooo:rsid="0089da1a" officeooo:paragraph-rsid="0089da1a"/>
    </style:style>
    <style:style style:name="P165" style:family="paragraph" style:parent-style-name="Text_20_body">
      <style:text-properties fo:font-size="12pt" fo:language="ru" fo:country="RU" officeooo:rsid="008b5ba5" officeooo:paragraph-rsid="008b5ba5"/>
    </style:style>
    <style:style style:name="P166" style:family="paragraph" style:parent-style-name="Text_20_body">
      <style:text-properties fo:font-size="12pt" fo:language="ru" fo:country="RU" officeooo:rsid="008cae20" officeooo:paragraph-rsid="008cae20"/>
    </style:style>
    <style:style style:name="P167" style:family="paragraph" style:parent-style-name="Text_20_body">
      <style:text-properties fo:font-size="12pt" fo:language="ru" fo:country="RU" officeooo:rsid="008d3758" officeooo:paragraph-rsid="008d3758"/>
    </style:style>
    <style:style style:name="P168" style:family="paragraph" style:parent-style-name="Text_20_body">
      <style:text-properties fo:font-size="12pt" officeooo:rsid="008cae20" officeooo:paragraph-rsid="008cae20"/>
    </style:style>
    <style:style style:name="P169" style:family="paragraph" style:parent-style-name="Text_20_body" style:list-style-name="L19">
      <style:text-properties fo:font-size="12pt" officeooo:rsid="008cae20" officeooo:paragraph-rsid="008cae20"/>
    </style:style>
    <style:style style:name="P170" style:family="paragraph" style:parent-style-name="Text_20_body">
      <style:text-properties fo:font-size="12pt" officeooo:rsid="008cae20" officeooo:paragraph-rsid="008d3758"/>
    </style:style>
    <style:style style:name="P171" style:family="paragraph" style:parent-style-name="Text_20_body">
      <style:text-properties fo:font-size="12pt" officeooo:rsid="008d3758" officeooo:paragraph-rsid="008d3758"/>
    </style:style>
    <style:style style:name="P172" style:family="paragraph" style:parent-style-name="Text_20_body">
      <style:text-properties fo:color="#000000" officeooo:rsid="008d3758" officeooo:paragraph-rsid="008d3758"/>
    </style:style>
    <style:style style:name="P173" style:family="paragraph" style:parent-style-name="Text_20_body" style:list-style-name="L20">
      <style:text-properties fo:color="#000000" officeooo:rsid="008d3758" officeooo:paragraph-rsid="008d3758"/>
    </style:style>
    <style:style style:name="P174" style:family="paragraph" style:parent-style-name="Text_20_body">
      <style:text-properties fo:color="#000000" officeooo:rsid="008df2c1" officeooo:paragraph-rsid="008df2c1"/>
    </style:style>
    <style:style style:name="P175" style:family="paragraph" style:parent-style-name="Text_20_body" style:list-style-name="L21">
      <style:text-properties fo:color="#000000" officeooo:rsid="008df2c1" officeooo:paragraph-rsid="008df2c1"/>
    </style:style>
    <style:style style:name="P176" style:family="paragraph" style:parent-style-name="Text_20_body">
      <style:text-properties fo:color="#000000" officeooo:rsid="008f3fe8" officeooo:paragraph-rsid="008f3fe8"/>
    </style:style>
    <style:style style:name="P177" style:family="paragraph" style:parent-style-name="Text_20_body">
      <style:text-properties officeooo:rsid="008f3fe8" officeooo:paragraph-rsid="008f3fe8"/>
    </style:style>
    <style:style style:name="P178" style:family="paragraph" style:parent-style-name="Text_20_body">
      <style:text-properties officeooo:rsid="009082e2" officeooo:paragraph-rsid="009082e2"/>
    </style:style>
    <style:style style:name="P179" style:family="paragraph" style:parent-style-name="Text_20_body">
      <style:text-properties fo:language="en" fo:country="US" officeooo:rsid="009082e2" officeooo:paragraph-rsid="009082e2"/>
    </style:style>
    <style:style style:name="P180" style:family="paragraph" style:parent-style-name="Text_20_body" style:list-style-name="L7">
      <style:paragraph-properties fo:margin-left="0cm" fo:margin-right="0cm" fo:text-indent="0cm" style:auto-text-indent="false">
        <style:tab-stops>
          <style:tab-stop style:position="1.455cm"/>
        </style:tab-stops>
      </style:paragraph-properties>
      <style:text-properties fo:language="ru" fo:country="RU" officeooo:rsid="004d4b44" officeooo:paragraph-rsid="00561a8d"/>
    </style:style>
    <style:style style:name="P181" style:family="paragraph" style:parent-style-name="Heading_20_2">
      <style:text-properties style:font-name="Bookman Old Style3"/>
    </style:style>
    <style:style style:name="P182" style:family="paragraph" style:parent-style-name="Heading_20_2">
      <style:text-properties officeooo:rsid="0045a481" officeooo:paragraph-rsid="0045a481"/>
    </style:style>
    <style:style style:name="P183" style:family="paragraph" style:parent-style-name="Heading_20_2">
      <style:text-properties officeooo:rsid="004c4d4a" officeooo:paragraph-rsid="004c4d4a"/>
    </style:style>
    <style:style style:name="P184" style:family="paragraph" style:parent-style-name="Heading_20_2">
      <style:text-properties officeooo:rsid="0054adc7" officeooo:paragraph-rsid="0054adc7"/>
    </style:style>
    <style:style style:name="P185" style:family="paragraph" style:parent-style-name="Heading_20_2">
      <style:text-properties fo:language="ru" fo:country="RU" officeooo:rsid="005ed6f5" officeooo:paragraph-rsid="005ed6f5"/>
    </style:style>
    <style:style style:name="P186" style:family="paragraph" style:parent-style-name="Heading_20_2">
      <style:text-properties fo:language="ru" fo:country="RU" officeooo:rsid="00663cb1" officeooo:paragraph-rsid="00663cb1"/>
    </style:style>
    <style:style style:name="P187" style:family="paragraph" style:parent-style-name="Heading_20_2">
      <style:text-properties fo:language="ru" fo:country="RU" fo:font-weight="bold" officeooo:rsid="007eb173" officeooo:paragraph-rsid="007eb173" style:font-weight-asian="bold" style:font-weight-complex="bold"/>
    </style:style>
    <style:style style:name="P188" style:family="paragraph" style:parent-style-name="Heading_20_2">
      <style:text-properties fo:language="ru" fo:country="RU" officeooo:rsid="00888ae4" officeooo:paragraph-rsid="00888ae4"/>
    </style:style>
    <style:style style:name="P189" style:family="paragraph" style:parent-style-name="Heading_20_2">
      <style:text-properties officeooo:rsid="00779fce" officeooo:paragraph-rsid="00779fce"/>
    </style:style>
    <style:style style:name="P190" style:family="paragraph" style:parent-style-name="Heading_20_2">
      <style:text-properties fo:font-weight="bold" officeooo:rsid="007c56d6" style:font-weight-asian="bold" style:font-weight-complex="bold"/>
    </style:style>
    <style:style style:name="P191" style:family="paragraph" style:parent-style-name="Heading_20_2">
      <style:text-properties officeooo:rsid="00845b9e"/>
    </style:style>
    <style:style style:name="P192" style:family="paragraph" style:parent-style-name="Heading_20_2">
      <style:text-properties officeooo:rsid="008664b0" officeooo:paragraph-rsid="008664b0"/>
    </style:style>
    <style:style style:name="P193" style:family="paragraph" style:parent-style-name="Heading_20_2">
      <style:text-properties fo:font-size="12pt" officeooo:rsid="008d3758" officeooo:paragraph-rsid="008d3758"/>
    </style:style>
    <style:style style:name="P194" style:family="paragraph" style:parent-style-name="Heading_20_2">
      <style:text-properties officeooo:rsid="008f3fe8" officeooo:paragraph-rsid="008f3fe8"/>
    </style:style>
    <style:style style:name="P195" style:family="paragraph" style:parent-style-name="Heading_20_1" style:master-page-name="Standard">
      <style:paragraph-properties style:page-number="auto"/>
      <style:text-properties style:font-name="Bookman Old Style3"/>
    </style:style>
    <style:style style:name="P196" style:family="paragraph" style:parent-style-name="Heading_20_3">
      <style:text-properties officeooo:rsid="007c56d6"/>
    </style:style>
    <style:style style:name="P197" style:family="paragraph" style:parent-style-name="Heading_20_3">
      <style:text-properties officeooo:rsid="007d318f" officeooo:paragraph-rsid="007d318f"/>
    </style:style>
    <style:style style:name="P198" style:family="paragraph" style:parent-style-name="Heading_20_3">
      <style:text-properties fo:font-weight="bold" officeooo:paragraph-rsid="007d318f" style:font-weight-asian="bold" style:font-weight-complex="bold"/>
    </style:style>
    <style:style style:name="P199" style:family="paragraph" style:parent-style-name="Heading_20_3">
      <style:text-properties fo:language="ru" fo:country="RU" fo:font-weight="bold" officeooo:rsid="007d318f" officeooo:paragraph-rsid="007d318f" style:font-weight-asian="bold" style:font-weight-complex="bold"/>
    </style:style>
    <style:style style:name="P200" style:family="paragraph" style:parent-style-name="Heading_20_3">
      <style:text-properties fo:language="ru" fo:country="RU" fo:font-weight="bold" officeooo:rsid="007eb173" officeooo:paragraph-rsid="007eb173" style:font-weight-asian="bold" style:font-weight-complex="bold"/>
    </style:style>
    <style:style style:name="P201" style:family="paragraph" style:parent-style-name="Heading_20_3">
      <style:text-properties fo:language="ru" fo:country="RU" officeooo:rsid="00888ae4"/>
    </style:style>
    <style:style style:name="P202" style:family="paragraph" style:parent-style-name="Heading_20_3">
      <style:text-properties officeooo:rsid="00845b9e"/>
    </style:style>
    <style:style style:name="P203" style:family="paragraph" style:parent-style-name="Heading_20_3">
      <style:text-properties officeooo:rsid="0089da1a"/>
    </style:style>
    <style:style style:name="P204" style:family="paragraph" style:parent-style-name="Heading_20_3">
      <style:text-properties fo:font-size="12pt" officeooo:rsid="008cae20"/>
    </style:style>
    <style:style style:name="P205" style:family="paragraph" style:parent-style-name="Heading_20_3">
      <style:text-properties fo:font-size="12pt" officeooo:rsid="008ce488" officeooo:paragraph-rsid="008ce48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fo:font-style="normal" style:text-underline-style="none" fo:font-weight="normal" officeooo:rsid="0015a43d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style:text-underline-style="none" fo:font-weight="normal" officeooo:rsid="0016eef3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text-underline-style="none" fo:font-weight="normal" officeooo:rsid="0018ee19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style:text-underline-style="none" fo:font-weight="normal" officeooo:rsid="001b0bf8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style:text-underline-style="none" fo:font-weight="normal" officeooo:rsid="001fa18d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officeooo:rsid="00246208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27aa22" style:font-style-asian="normal" style:font-weight-asian="normal" style:font-style-complex="normal" style:font-weight-complex="normal"/>
    </style:style>
    <style:style style:name="T10" style:family="text">
      <style:text-properties fo:language="en" fo:country="US" officeooo:rsid="004cab7e"/>
    </style:style>
    <style:style style:name="T11" style:family="text">
      <style:text-properties fo:language="en" fo:country="US" officeooo:rsid="005ed6f5"/>
    </style:style>
    <style:style style:name="T12" style:family="text">
      <style:text-properties fo:language="en" fo:country="US" officeooo:rsid="0068ef4c"/>
    </style:style>
    <style:style style:name="T13" style:family="text">
      <style:text-properties fo:language="en" fo:country="US" officeooo:rsid="006a7429"/>
    </style:style>
    <style:style style:name="T14" style:family="text">
      <style:text-properties fo:language="en" fo:country="US" officeooo:rsid="006bbca5"/>
    </style:style>
    <style:style style:name="T15" style:family="text">
      <style:text-properties fo:language="en" fo:country="US" fo:font-weight="normal" officeooo:rsid="007d318f" style:font-weight-asian="normal" style:font-weight-complex="normal"/>
    </style:style>
    <style:style style:name="T16" style:family="text">
      <style:text-properties fo:language="en" fo:country="US" fo:font-weight="normal" officeooo:rsid="007eb173" style:font-weight-asian="normal" style:font-weight-complex="normal"/>
    </style:style>
    <style:style style:name="T17" style:family="text">
      <style:text-properties fo:language="en" fo:country="US" fo:font-weight="normal" officeooo:rsid="007fdf29" style:font-weight-asian="normal" style:font-weight-complex="normal"/>
    </style:style>
    <style:style style:name="T18" style:family="text">
      <style:text-properties fo:language="en" fo:country="US" fo:font-weight="normal" officeooo:rsid="008145f1" style:font-weight-asian="normal" style:font-weight-complex="normal"/>
    </style:style>
    <style:style style:name="T19" style:family="text">
      <style:text-properties fo:language="en" fo:country="US" officeooo:rsid="007d318f"/>
    </style:style>
    <style:style style:name="T20" style:family="text">
      <style:text-properties fo:language="en" fo:country="US" officeooo:rsid="0086a08f"/>
    </style:style>
    <style:style style:name="T21" style:family="text">
      <style:text-properties fo:language="en" fo:country="US" officeooo:rsid="008b5ba5"/>
    </style:style>
    <style:style style:name="T22" style:family="text">
      <style:text-properties fo:language="en" fo:country="US" officeooo:rsid="009082e2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7" style:family="text">
      <style:text-properties fo:font-style="italic" fo:font-weight="bold" officeooo:rsid="0084ab3c" style:font-style-asian="italic" style:font-weight-asian="bold" style:font-style-complex="italic" style:font-weight-complex="bold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/>
    </style:style>
    <style:style style:name="T30" style:family="text">
      <style:text-properties style:text-position="super 58%"/>
    </style:style>
    <style:style style:name="T31" style:family="text">
      <style:text-properties officeooo:rsid="001430bd"/>
    </style:style>
    <style:style style:name="T32" style:family="text">
      <style:text-properties fo:font-style="normal" fo:font-weight="normal" officeooo:rsid="001456ae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456ae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4ff36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5a43d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6eef3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18ee19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19adf0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1af2e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b0bf8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b5f68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1bf4e3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dd2bf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fa18d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20066b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20a9a8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2252a1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226bf2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246208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257702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26b759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27aa22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28ae47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28d930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2a0e84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2b30a6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2c2226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2d44b9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2d94c0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2f70a1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0de8b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31642e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31b7f8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22031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257c1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33aa34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34b5c9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360d85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38bb72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390f6f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3a3222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3be4ae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3d84cd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3edc3f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403183" style:font-style-asian="normal" style:font-weight-asian="normal" style:font-style-complex="normal" style:font-weight-complex="normal"/>
    </style:style>
    <style:style style:name="T76" style:family="text">
      <style:text-properties style:text-underline-style="none" officeooo:rsid="0016eef3"/>
    </style:style>
    <style:style style:name="T77" style:family="text">
      <style:text-properties style:text-underline-style="none" officeooo:rsid="0018ee19"/>
    </style:style>
    <style:style style:name="T78" style:family="text">
      <style:text-properties style:text-underline-style="none" officeooo:rsid="0019adf0"/>
    </style:style>
    <style:style style:name="T79" style:family="text">
      <style:text-properties style:text-underline-style="none" officeooo:rsid="001af2e9"/>
    </style:style>
    <style:style style:name="T80" style:family="text">
      <style:text-properties style:text-underline-style="none" officeooo:rsid="001fa18d"/>
    </style:style>
    <style:style style:name="T81" style:family="text">
      <style:text-properties style:text-underline-style="none" officeooo:rsid="001b0bf8"/>
    </style:style>
    <style:style style:name="T82" style:family="text">
      <style:text-properties style:text-underline-style="none" officeooo:rsid="00226bf2"/>
    </style:style>
    <style:style style:name="T83" style:family="text">
      <style:text-properties style:text-underline-style="none" officeooo:rsid="0027aa22"/>
    </style:style>
    <style:style style:name="T84" style:family="text">
      <style:text-properties style:text-underline-style="none" officeooo:rsid="002b30a6"/>
    </style:style>
    <style:style style:name="T85" style:family="text">
      <style:text-properties style:text-underline-style="none" officeooo:rsid="0030de8b"/>
    </style:style>
    <style:style style:name="T86" style:family="text">
      <style:text-properties style:text-underline-style="none" officeooo:rsid="002d44b9"/>
    </style:style>
    <style:style style:name="T87" style:family="text">
      <style:text-properties style:text-underline-style="none" officeooo:rsid="00322031"/>
    </style:style>
    <style:style style:name="T88" style:family="text">
      <style:text-properties style:text-underline-style="none" officeooo:rsid="0038bb72"/>
    </style:style>
    <style:style style:name="T89" style:family="text">
      <style:text-properties style:text-underline-style="none" officeooo:rsid="00390f6f"/>
    </style:style>
    <style:style style:name="T90" style:family="text">
      <style:text-properties fo:font-size="14pt" officeooo:rsid="001456ae"/>
    </style:style>
    <style:style style:name="T91" style:family="text">
      <style:text-properties officeooo:rsid="00441c23"/>
    </style:style>
    <style:style style:name="T92" style:family="text">
      <style:text-properties fo:language="ru" fo:country="RU" officeooo:rsid="004cab7e"/>
    </style:style>
    <style:style style:name="T93" style:family="text">
      <style:text-properties fo:language="ru" fo:country="RU" officeooo:rsid="004d4b44"/>
    </style:style>
    <style:style style:name="T94" style:family="text">
      <style:text-properties fo:language="ru" fo:country="RU" officeooo:rsid="004d9dd4"/>
    </style:style>
    <style:style style:name="T95" style:family="text">
      <style:text-properties fo:language="ru" fo:country="RU" officeooo:rsid="004dbbbc"/>
    </style:style>
    <style:style style:name="T96" style:family="text">
      <style:text-properties fo:language="ru" fo:country="RU" officeooo:rsid="004df03f"/>
    </style:style>
    <style:style style:name="T97" style:family="text">
      <style:text-properties fo:language="ru" fo:country="RU" officeooo:rsid="004e0581"/>
    </style:style>
    <style:style style:name="T98" style:family="text">
      <style:text-properties fo:language="ru" fo:country="RU" officeooo:rsid="004f6cad"/>
    </style:style>
    <style:style style:name="T99" style:family="text">
      <style:text-properties fo:language="ru" fo:country="RU" officeooo:rsid="004f83cf"/>
    </style:style>
    <style:style style:name="T100" style:family="text">
      <style:text-properties fo:language="ru" fo:country="RU" officeooo:rsid="005ed6f5"/>
    </style:style>
    <style:style style:name="T101" style:family="text">
      <style:text-properties fo:language="ru" fo:country="RU" officeooo:rsid="00663cb1"/>
    </style:style>
    <style:style style:name="T102" style:family="text">
      <style:text-properties fo:language="ru" fo:country="RU" officeooo:rsid="00681042"/>
    </style:style>
    <style:style style:name="T103" style:family="text">
      <style:text-properties fo:language="ru" fo:country="RU" officeooo:rsid="0068ef4c"/>
    </style:style>
    <style:style style:name="T104" style:family="text">
      <style:text-properties fo:language="ru" fo:country="RU" officeooo:rsid="006a7429"/>
    </style:style>
    <style:style style:name="T105" style:family="text">
      <style:text-properties fo:language="ru" fo:country="RU" officeooo:rsid="006bbca5"/>
    </style:style>
    <style:style style:name="T106" style:family="text">
      <style:text-properties fo:language="ru" fo:country="RU" fo:font-style="italic" fo:font-weight="bold" officeooo:rsid="006bbca5" style:font-style-asian="italic" style:font-weight-asian="bold" style:font-style-complex="italic" style:font-weight-complex="bold"/>
    </style:style>
    <style:style style:name="T107" style:family="text">
      <style:text-properties fo:language="ru" fo:country="RU" fo:font-style="italic" fo:font-weight="bold" officeooo:rsid="007347d0" style:font-style-asian="italic" style:font-weight-asian="bold" style:font-style-complex="italic" style:font-weight-complex="bold"/>
    </style:style>
    <style:style style:name="T108" style:family="text">
      <style:text-properties fo:language="ru" fo:country="RU" fo:font-style="italic" fo:font-weight="bold" officeooo:rsid="0073e228" style:font-style-asian="italic" style:font-weight-asian="bold" style:font-style-complex="italic" style:font-weight-complex="bold"/>
    </style:style>
    <style:style style:name="T109" style:family="text">
      <style:text-properties fo:language="ru" fo:country="RU" officeooo:rsid="006f8066"/>
    </style:style>
    <style:style style:name="T110" style:family="text">
      <style:text-properties fo:language="ru" fo:country="RU" officeooo:rsid="006f90da"/>
    </style:style>
    <style:style style:name="T111" style:family="text">
      <style:text-properties fo:language="ru" fo:country="RU" officeooo:rsid="00701119"/>
    </style:style>
    <style:style style:name="T112" style:family="text">
      <style:text-properties fo:language="ru" fo:country="RU" officeooo:rsid="0071c973"/>
    </style:style>
    <style:style style:name="T113" style:family="text">
      <style:text-properties fo:language="ru" fo:country="RU" officeooo:rsid="007216c8"/>
    </style:style>
    <style:style style:name="T114" style:family="text">
      <style:text-properties fo:language="ru" fo:country="RU" officeooo:rsid="0072b978"/>
    </style:style>
    <style:style style:name="T115" style:family="text">
      <style:text-properties fo:language="ru" fo:country="RU" officeooo:rsid="007347d0"/>
    </style:style>
    <style:style style:name="T116" style:family="text">
      <style:text-properties fo:language="ru" fo:country="RU" officeooo:rsid="007d318f"/>
    </style:style>
    <style:style style:name="T117" style:family="text">
      <style:text-properties fo:language="ru" fo:country="RU" fo:font-weight="normal" officeooo:rsid="007eb173" style:font-weight-asian="normal" style:font-weight-complex="normal"/>
    </style:style>
    <style:style style:name="T118" style:family="text">
      <style:text-properties fo:language="ru" fo:country="RU" fo:font-weight="normal" officeooo:rsid="007fdf29" style:font-weight-asian="normal" style:font-weight-complex="normal"/>
    </style:style>
    <style:style style:name="T119" style:family="text">
      <style:text-properties fo:language="ru" fo:country="RU" officeooo:rsid="0086a08f"/>
    </style:style>
    <style:style style:name="T120" style:family="text">
      <style:text-properties fo:language="ru" fo:country="RU" officeooo:rsid="00888ae4"/>
    </style:style>
    <style:style style:name="T121" style:family="text">
      <style:text-properties officeooo:rsid="0045a481"/>
    </style:style>
    <style:style style:name="T122" style:family="text">
      <style:text-properties officeooo:rsid="0046fff5"/>
    </style:style>
    <style:style style:name="T123" style:family="text">
      <style:text-properties officeooo:rsid="0048fe00"/>
    </style:style>
    <style:style style:name="T124" style:family="text">
      <style:text-properties officeooo:rsid="004ba8b6"/>
    </style:style>
    <style:style style:name="T125" style:family="text">
      <style:text-properties officeooo:rsid="004c4d4a"/>
    </style:style>
    <style:style style:name="T126" style:family="text">
      <style:text-properties officeooo:rsid="004cab7e"/>
    </style:style>
    <style:style style:name="T127" style:family="text">
      <style:text-properties officeooo:rsid="0054adc7"/>
    </style:style>
    <style:style style:name="T128" style:family="text">
      <style:text-properties officeooo:rsid="00560feb"/>
    </style:style>
    <style:style style:name="T129" style:family="text">
      <style:text-properties officeooo:rsid="005695c6"/>
    </style:style>
    <style:style style:name="T130" style:family="text">
      <style:text-properties officeooo:rsid="005841c5"/>
    </style:style>
    <style:style style:name="T131" style:family="text">
      <style:text-properties officeooo:rsid="005a20d9"/>
    </style:style>
    <style:style style:name="T132" style:family="text">
      <style:text-properties officeooo:rsid="005bb3c7"/>
    </style:style>
    <style:style style:name="T133" style:family="text">
      <style:text-properties officeooo:rsid="006bbca5"/>
    </style:style>
    <style:style style:name="T134" style:family="text">
      <style:text-properties officeooo:rsid="006c276a"/>
    </style:style>
    <style:style style:name="T135" style:family="text">
      <style:text-properties officeooo:rsid="006c8b65"/>
    </style:style>
    <style:style style:name="T136" style:family="text">
      <style:text-properties officeooo:rsid="006d71e1"/>
    </style:style>
    <style:style style:name="T137" style:family="text">
      <style:text-properties officeooo:rsid="006e42dd"/>
    </style:style>
    <style:style style:name="T138" style:family="text">
      <style:text-properties officeooo:rsid="006f90da"/>
    </style:style>
    <style:style style:name="T139" style:family="text">
      <style:text-properties officeooo:rsid="0077110e"/>
    </style:style>
    <style:style style:name="T140" style:family="text">
      <style:text-properties officeooo:rsid="00779fce"/>
    </style:style>
    <style:style style:name="T141" style:family="text">
      <style:text-properties officeooo:rsid="00796f33"/>
    </style:style>
    <style:style style:name="T142" style:family="text">
      <style:text-properties fo:font-weight="bold" officeooo:rsid="00796f33" style:font-weight-asian="bold" style:font-weight-complex="bold"/>
    </style:style>
    <style:style style:name="T143" style:family="text">
      <style:text-properties fo:font-weight="bold" officeooo:rsid="007c56d6" style:font-weight-asian="bold" style:font-weight-complex="bold"/>
    </style:style>
    <style:style style:name="T144" style:family="text">
      <style:text-properties fo:font-weight="bold" officeooo:rsid="0084ab3c" style:font-weight-asian="bold" style:font-weight-complex="bold"/>
    </style:style>
    <style:style style:name="T145" style:family="text">
      <style:text-properties fo:font-weight="normal" officeooo:rsid="00796f33" style:font-weight-asian="normal" style:font-weight-complex="normal"/>
    </style:style>
    <style:style style:name="T146" style:family="text">
      <style:text-properties fo:font-weight="normal" officeooo:rsid="007a89be" style:font-weight-asian="normal" style:font-weight-complex="normal"/>
    </style:style>
    <style:style style:name="T147" style:family="text">
      <style:text-properties fo:font-weight="normal" officeooo:rsid="007c56d6" style:font-weight-asian="normal" style:font-weight-complex="normal"/>
    </style:style>
    <style:style style:name="T148" style:family="text">
      <style:text-properties fo:font-weight="normal" officeooo:rsid="007d318f" style:font-weight-asian="normal" style:font-weight-complex="normal"/>
    </style:style>
    <style:style style:name="T149" style:family="text">
      <style:text-properties fo:font-weight="normal" officeooo:rsid="007fdf29" style:font-weight-asian="normal" style:font-weight-complex="normal"/>
    </style:style>
    <style:style style:name="T150" style:family="text">
      <style:text-properties fo:font-weight="normal" officeooo:rsid="008145f1" style:font-weight-asian="normal" style:font-weight-complex="normal"/>
    </style:style>
    <style:style style:name="T151" style:family="text">
      <style:text-properties fo:font-weight="normal" officeooo:rsid="0081a78b" style:font-weight-asian="normal" style:font-weight-complex="normal"/>
    </style:style>
    <style:style style:name="T152" style:family="text">
      <style:text-properties fo:font-weight="normal" officeooo:rsid="0082a1b4" style:font-weight-asian="normal" style:font-weight-complex="normal"/>
    </style:style>
    <style:style style:name="T153" style:family="text">
      <style:text-properties officeooo:rsid="007c56d6"/>
    </style:style>
    <style:style style:name="T154" style:family="text">
      <style:text-properties officeooo:rsid="007d318f"/>
    </style:style>
    <style:style style:name="T155" style:family="text">
      <style:text-properties officeooo:rsid="00845b9e"/>
    </style:style>
    <style:style style:name="T156" style:family="text">
      <style:text-properties officeooo:rsid="0084ab3c"/>
    </style:style>
    <style:style style:name="T157" style:family="text">
      <style:text-properties officeooo:rsid="0086a08f"/>
    </style:style>
    <style:style style:name="T158" style:family="text">
      <style:text-properties officeooo:rsid="008b5ba5"/>
    </style:style>
    <style:style style:name="T159" style:family="text">
      <style:text-properties fo:font-size="16pt" fo:font-weight="bold" officeooo:rsid="008b5ba5" style:font-weight-asian="bold" style:font-weight-complex="bold"/>
    </style:style>
    <style:style style:name="T160" style:family="text">
      <style:text-properties fo:font-size="12pt" officeooo:rsid="008cae20"/>
    </style:style>
    <style:style style:name="T161" style:family="text">
      <style:text-properties fo:font-size="12pt" fo:language="en" fo:country="US" officeooo:rsid="008cae20"/>
    </style:style>
    <style:style style:name="T162" style:family="text">
      <style:text-properties fo:font-size="12pt" fo:language="ru" fo:country="RU" officeooo:rsid="008cae20"/>
    </style:style>
    <style:style style:name="T163" style:family="text">
      <style:text-properties fo:font-size="12pt" officeooo:rsid="008ce488"/>
    </style:style>
    <style:style style:name="T164" style:family="text">
      <style:text-properties fo:font-size="12pt" officeooo:rsid="008d3758"/>
    </style:style>
    <style:style style:name="T165" style:family="text">
      <style:text-properties officeooo:rsid="008d3758"/>
    </style:style>
    <style:style style:name="T166" style:family="text">
      <style:text-properties fo:color="#800000" fo:font-size="24pt" fo:font-style="italic" fo:font-weight="bold" officeooo:rsid="008d3758" style:font-style-asian="italic" style:font-weight-asian="bold" style:font-style-complex="italic" style:font-weight-complex="bold"/>
    </style:style>
    <style:style style:name="T167" style:family="text">
      <style:text-properties officeooo:rsid="008df2c1"/>
    </style:style>
    <style:style style:name="T168" style:family="text">
      <style:text-properties officeooo:rsid="009082e2"/>
    </style:style>
    <style:style style:name="T169" style:family="text">
      <style:text-properties officeooo:rsid="009117f0"/>
    </style:style>
    <style:style style:name="T170" style:family="text">
      <style:text-properties officeooo:rsid="0092d4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5" text:outline-level="1">Космология</text:h>
      <text:h text:style-name="P181" text:outline-level="2">Основные факты:</text:h>
      <text:list xml:id="list2714020911" text:style-name="WWNum1">
        <text:list-item>
          <text:p text:style-name="P125">Расширение вселенной. Ньютон был первым, кто открыл силы космической важности. Закон всемирного тяготения. Так как тела притягиваются друг к дру<text:span text:style-name="T169">г</text:span>у, то в их скоплении неминуемо развиваются гравитационные неустойчивость, следовательно, различные его части сгущались бы, образуя солнце, и неподвижные звёзды. Светимость звёзд объяснить не мог. Только Творцом.</text:p>
        </text:list-item>
      </text:list>
      <text:p text:style-name="P42">Эйнштейн. Разделял убеждение Н. в том, что звёзды неподвижны. Модель стационарная. Но объяснить положение звёзд одними силами тяготения невозможно, так как тела постоянно двигаться должны типа. Поэтому он предположил дополнительные силы отталкивания. Использовал приём <text:line-break/>«<text:span text:style-name="T1">ad</text:span> <text:span text:style-name="T1">hoc</text:span>», что в переводе с латинского есть «для данного случая».</text:p>
      <text:p text:style-name="P42">Фридман. Основывался на уравнениях ОТО показал, что они приводят к гравитационной неустойчивости. Что вселенная не может быть стационарной. Либо расширяется, либо сжимается. Эйнштейн послушал его и отказался от стационарности. Именно тут предсказали расширение. </text:p>
      <text:p text:style-name="P42">Потом факт разлёта галактик был подтверждён Хабблом. В честь него назвали радиотелескоп. Он был астрономом, который изучал галактики в перв очередь. В 1929 году установил, что чем дальше галактика от нас, тем излучение, приходящее от неё сильнее смещено к красному концу спектра. То есть для волн есть эффект Допплера, Суть понятна, источник, следовательно, движется. Скорость некоторых галактик близка к скорости света. </text:p>
      <text:p text:style-name="P43">Формула (1) </text:p>
      <text:p text:style-name="P42">Каков возраст вселенной? <text:s/><text:span text:style-name="T23">Формула 2</text:span>.</text:p>
      <text:p text:style-name="P42">Мы не можем увидеть дальше, чем прошёл свет за 13 млрд лет. Только если научимся воспринимать излучение, которое двигается быстрее скорости света.</text:p>
      <text:p text:style-name="P42">Показали фильм про масштабы видимой вселенной.</text:p>
      <text:p text:style-name="P42">Нет какого-либо центра разбегания галактик. Разбегаются все галактики в целом. Из всех разбегание выглядит одинаково. <text:s/>Чем дальше галактика от места, чем быстрее она убегает.</text:p>
      <text:p text:style-name="P42">Критическая плотность вещества во вселенной около 10^-28 г/см^3. Если бы была больше, галактики бы замедлили свой ход и стали бы сжиматься.</text:p>
      <text:list xml:id="list70501236" text:continue-numbering="true" text:style-name="WWNum1">
        <text:list-item>
          <text:p text:style-name="P125">Крупномасштабная однородность и изотропия вселенной. <text:s/>На малых расстояниях вещество распределено неоднородно, там планеты, вакуум и тд и тп, но если взять большие размеры, например, 3*10^8 пк, то там будет примерно 1000 скоплений галактик. Изотропия – одинаковость свойств во всех направлениях. Изучая ближнее можем делать выводы о вселенной вообще, исходя их этого факта.</text:p>
        </text:list-item>
        <text:list-item>
          <text:p text:style-name="P125">Реликтовое излучение. Делались попытки построить модель вселенной, понять, как всё появилось. Там и возникла (1929) модель большого взрыва. <text:s/>По расчётам, должно остаться свидетельство этого взрыва в виде ЭМИ. Вселенная расширяется из особого единичного состояния, которое называется сингулярным. В следствие сильного расширения космос стал остывать.</text:p>
        </text:list-item>
      </text:list>
      <text:p text:style-name="P42"><text:soft-page-break/>Подобное излучению (по расчётам Гамова) абсолютно чёрного тела, нагретого до 5К. Очень слабое излучение, потому и несразу обнаружили. Нашли в 1965 году Температура фонового излучения вселенной около 2.7К. Сами открыватели и не поняли, что открыли. Пензиас и Вилсон, настраивали связь со спутником «Эхо». <text:s/>Этот факт свиделетьствует в пользу гипотезы Большого взрыва. А то, что призодит со всех сторон, говорит, что произошёл не в отдельной точке, а для всего изначального космоса в целом. </text:p>
      <text:list xml:id="list1215376742" text:continue-numbering="true" text:style-name="WWNum1">
        <text:list-item>
          <text:p text:style-name="P125">Текущая теория – теория инфляционной вселенной. Раньше не могли объяснить сингулярность, откуда взялась и всё такое. Не удавалось объяснить происхождение скоплений галактик. <text:s/>Исходя из различных моделей гравит. неустойчивости можно было объяснить происхождение планет и звёзд, но не галактик и их скоплений. В этой связи родилось предположение, что происхождение скоплений галактик стоит объяснять не процессами, случившимися после большого взрыва, а присущими его изначальной природе. Автор – А. Гут (1980). </text:p>
        </text:list-item>
      </text:list>
      <text:p text:style-name="P42">Он предположил модель вздувающейся, инфляционной вселенной. Вздутие в следствие физический причин. Суть гипотезы в том, что в квантовом вакууме в условиях чрезывачайно высокой энергии частиц, они создают сильное натяжение, давление внутри вакуума не положительно, а отрицательно, т.е. направлено внутрь среды. Отрицательное давление приводит к тому, что гравитационные силы становятся силами отталкивания. Такой вывод выходит из теории Эйнштейна. Под действием гигантских сил отталкивания, квантовый вакуум невообразимо быстро расширяется. Примерно за 10^-30 с его размеры увеличиваются в 10^30 раз. Взрыв, обычно, так и происходит. Раздувание вселенной происходит молниеносно, в результате расширения, сам вакуум охлаждается, а заключённая в нём гигантская энергия выделяется в виде излучения. <text:s/>Температура, примерно в 10^28<text:span text:style-name="T1">K</text:span>. При такой температуре привычные нам частицы (любые) не существуют! Для вакуума с отрицательным давлением характерны квантовые флуктуации. И вот как раз они и являются начальными состояниями будущих галактик и их скоплений. </text:p>
      <text:p text:style-name="P42">Основной смысл теории большого взрыва остались, но расширились представления о природе его.</text:p>
      <text:p text:style-name="P42">Большой взрыв сейчас – расширение высокоэнергетического квантового вакуума. Вселенная родилась быстро и не из ничего, а из вакуума особой природы. Природа эта выясняется и по сей день. В настоящее время абсолютное большинство космологов придерживаются этой модели вселенной. </text:p>
      <text:p text:style-name="P42">Таким образом, история нашей вселенной – преобразования, происходящее и излучением, явившимся результатом расширения вакуума с отрицательным давлением. <text:s/>Излучение в результате своего расширения охлаждается, что приводит к «вымораживанию» элементарных частиц, вещества, атомов водорода и так далее (звёзд, планет и остальных составляющих космического зоопарка).</text:p>
      <text:p text:style-name="P42">Развитие и охлаждение первоначального излучения очень быстро. <text:span text:style-name="T23">Формула 3</text:span>. При такой температуре многие частицы аннигилируют, а <text:s/>нейтрино и атинейтрино начинают вести себя как самостоятельны частицы.</text:p>
      <text:p text:style-name="P42"><text:soft-page-break/><text:span text:style-name="T24">ТАБЛИЦА 4</text:span>.</text:p>
      <text:p text:style-name="P1"/>
      <text:h text:style-name="P181" text:outline-level="2">Главные научно-теоретические революции в истории космологии.</text:h>
      <text:list xml:id="list560823899" text:style-name="WWNum2">
        <text:list-item>
          <text:p text:style-name="P126">Построение космологических моделей на основе механики Ньютона. 18-19 века. Согласно теории Ньютона-Канта-Лапласса, земля образовалась из газопылевого облака. Энергетика звёзд остаётся неизвестна.</text:p>
        </text:list-item>
        <text:list-item>
          <text:p text:style-name="P126">Развитие коспологических модеоей га основе ОТО Эйнштейна без прислечения теорийо негравитационных типах взаимодействия.(1917-1949) Рассм можели стац и нестац <text:s/>(Э)моделей вселенной (Фридман)</text:p>
        </text:list-item>
        <text:list-item>
          <text:p text:style-name="P126">Построение моделей горячей вселенной на основе квантово-полевых идей. (1948-1979)</text:p>
        </text:list-item>
        <text:list-item>
          <text:p text:style-name="P126">Развитие идей инфляционной вселенной на основе идей теории Великого Объединения Взаимодействий (1980-2000)</text:p>
        </text:list-item>
      </text:list>
      <text:h text:style-name="P181" text:outline-level="2">Научно-экспериментальные революции</text:h>
      <text:list xml:id="list1543668569" text:style-name="WWNum3">
        <text:list-item>
          <text:p text:style-name="P127">Сбор сведений о вселенной <text:s/>преимущественно на основании ЭМ волн, видимых человеческим глазом 17- середина 20 века.</text:p>
        </text:list-item>
        <text:list-item>
          <text:p text:style-name="P127">Доступность наблюдения всего диапазона ЭМИ. Середина-конец 20 века.</text:p>
        </text:list-item>
        <text:list-item>
          <text:p text:style-name="P127">Развитие экспериментальной базы астрономии на основе нейтринных телескопов и приёмников гравитационных волн. Нейтринный телескоп у нас есть внутри горы. Гора как линза используется. Фокусирует источники нейтрино.</text:p>
        </text:list-item>
      </text:list>
      <text:p text:style-name="P36"/>
      <text:h text:style-name="P40" text:outline-level="1">Химия</text:h>
      <text:p text:style-name="P1">Химия – наука о свойствах веществ и из превращениях. Теоетической основой классической химии выступает атомно-молекулярное учение, <text:s/>теоетическая основа современной химии – квантовая механика и квантовая теория поля. </text:p>
      <text:p text:style-name="P1">В историческом <text:s/>плане.</text:p>
      <text:list xml:id="list1089086450" text:style-name="WWNum4">
        <text:list-item>
          <text:p text:style-name="P128"><text:s/>Неклассическая химия началась в 20-30 годы 20 века и связана с развитием квантово-механических представлений о химических веществах и процессах. Дало основу теоретическую таблице Менделеева. </text:p>
        </text:list-item>
        <text:list-item>
          <text:p text:style-name="P128">Классическая химия 1860г-1930г. 1860 – первый международный съезд химиков. Были приняты правила написаний хим формул и уравнений, <text:s/>определены такие понятия, как атом, молекула, хим элемент. 1869г – создана периодическая таблица. До 1860 года была не наука.</text:p>
        </text:list-item>
        <text:list-item>
          <text:p text:style-name="P128">Середина 18-середина 19 века – становлние классической химии. Были открыты важнейшие стехеометрические законы. Лат – стехео – элемент. Элементные законы. </text:p>
          <text:list>
            <text:list-item>
              <text:p text:style-name="P128">Закон сохранения массы веществ, вступивших в реакцию. Ломоносов показал это в 1750г. И Лавуазье в 1777. <text:s/></text:p>
            </text:list-item>
            <text:list-item>
              <text:p text:style-name="P128">Закон постоянтсва состава. Пруст 1801. Каждое чистое соединение независимо от способа получения имеет всегда один и тот же состав.</text:p>
            </text:list-item>
            <text:list-item>
              <text:p text:style-name="P128">Закон кратных отношений. Дальтон 1803 год. <text:s/>Если 2 элемента могут образовывать между собой несколько соединений, то массовая доля любоо из элментов в этих соединений относятся друг к другу как небольшие целые числа. </text:p>
            </text:list-item>
            <text:list-item>
              <text:p text:style-name="P128">Закон Авогадро. 1811 год. В равных объёмах газа при одинаковых условиях содержится одинаковое число молекул. Молярный объём, так называемый. <text:s/>Число Авоградро <text:span text:style-name="T1">Na</text:span> = 6*10^23 <text:s/>-- число структурных элементов вещества, составляющих единицу количества вещества -- 1 моль.</text:p>
            </text:list-item>
          </text:list>
        </text:list-item>
        <text:list-item>
          <text:p text:style-name="P128">Средние века до середины 18 века. Алхимия. Попытки получить золото и серебро из других веществ. </text:p>
        </text:list-item>
        <text:list-item>
          <text:p text:style-name="P128">Древняя Греция. <text:s/>Было выдвинуто предположение Демокрита об атомах. Всё сущее состоит из отдельных атомов. Кроме философской идеи больше ничего не было.</text:p>
        </text:list-item>
      </text:list>
      <text:h text:style-name="P181" text:outline-level="2">Строение атомов химических элементов. Квантовые числа</text:h>
      <text:p text:style-name="P1">Собственный волновые функции электрона в атоме описываются треся квантовыми числами: главным <text:span text:style-name="T2">n</text:span>, орбитальным <text:span text:style-name="T2">l</text:span> и магнитным <text:span text:style-name="T2">m</text:span>.</text:p>
      <text:p text:style-name="P1">Главное квантовое число определяет энергетические уровни электрона в атоме. <text:line-break/><text:span text:style-name="T1">n</text:span> = 1,2,3 …. Характеризует размер электронного облака. </text:p>
      <text:p text:style-name="P1">Орбитальное квантовое число <text:span text:style-name="T2">l</text:span> при заданном <text:span text:style-name="T2">n</text:span> принимает значения 0..<text:span text:style-name="T2">n</text:span>-1. <text:s/>И определяет величину момента импульса электрона в атоме. <text:span text:style-name="T2">L</text:span><text:span text:style-name="T29">l</text:span> =<text:span text:style-name="T25"> </text:span><text:span text:style-name="T2">h</text:span>(<text:span text:style-name="T1">plank</text:span>)<text:span text:style-name="T1">sqrt</text:span>(<text:span text:style-name="T2">l</text:span>*(<text:span text:style-name="T2">l</text:span>+1)) Харакеризует форму электронного облака.</text:p>
      <text:p text:style-name="P1"><text:soft-page-break/>Магнитное квантовое число при данном <text:span text:style-name="T2">l</text:span> принимает значения 0, +-1..+1<text:span text:style-name="T2">l</text:span>. Определяет величину, момента импульса электрона в заданном направлении. То ест ьпроекция, по сути дела. <text:s/><text:span text:style-name="T1">L</text:span><text:span text:style-name="T28">lz</text:span> = <text:span text:style-name="T1">mh</text:span>(<text:span text:style-name="T1">plank</text:span> с чертой там тоже в верху) <text:span text:style-name="T26">Рис 1</text:span>.</text:p>
      <text:p text:style-name="P1">Определяет ориентацию электронного облака в пространстве.</text:p>
      <text:p text:style-name="P1"><text:span text:style-name="T26">Рисунок 2</text:span>.</text:p>
      <text:p text:style-name="P1">Табличка ля-ля-ля. Скажем сначала другое. Те три числа определяют волновую функцию. Ещё одно квантовое число определяет <text:s/>собственный неуничтожимый момент импульса электрона (спин). <text:span text:style-name="T2">L</text:span><text:span text:style-name="T29">s</text:span> = <text:span text:style-name="T2">h</text:span>(<text:span text:style-name="T1">plank</text:span>)*<text:span text:style-name="T1">sqrt</text:span>(<text:span text:style-name="T2">s</text:span>*(<text:span text:style-name="T2">s</text:span>+1)). Где <text:span text:style-name="T1">s</text:span> – спиновеое квантовое число. У электрона +1/2 и -1/2. </text:p>
      <text:p text:style-name="P1">Принцип запрета Паули. В одном <text:s/>том же атоме не может быть более одного электрона с одинаковым набором четырёх квантовых чисел. Строго: система электтронов (и фермионов в целом) встречаются в природе только в состояниях, опсываемых антисимметричными волновыми функциями.</text:p>
      <text:p text:style-name="P1">Совокупность электронов в многожлектронном атоме, имеющих одно и то же главное квантовое число <text:span text:style-name="T1">n</text:span> <text:s/>называется электронной оболочкой. Максимальное число электронов, находящихся в состояниях, определяемых данным главным квантовым числом равно <text:span text:style-name="T1">z</text:span>(<text:span text:style-name="T1">n</text:span>) = <text:span text:style-name="T1">sum</text:span> ( 2*(2*<text:span text:style-name="T1">l</text:span>+1) <text:s/>,<text:span text:style-name="T1">l</text:span> = 0..<text:span text:style-name="T1">n</text:span>-1) = 2*<text:span text:style-name="T1">n</text:span>^2. </text:p>
      <text:p text:style-name="P1">В каждой из оболочек электроны распределяются по подоболочкам, соответствующим данному <text:span text:style-name="T1">l</text:span>. <text:s/>Так как оно от 0 до <text:span text:style-name="T1">n</text:span>-1, то число подоболочек <text:s/>равно порядковому номеру оболочки. </text:p>
      <text:p text:style-name="P1">Распределение электронов по оболочкам и подоболочкам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H"/>
        <table:table-column table:style-name="Таблица1.I"/>
        <table:table-column table:style-name="Таблица1.E"/>
        <table:table-column table:style-name="Таблица1.K"/>
        <table:table-column table:style-name="Таблица1.L"/>
        <table:table-column table:style-name="Таблица1.M"/>
        <table:table-column table:style-name="Таблица1.L" table:number-columns-repeated="2"/>
        <table:table-column table:style-name="Таблица1.P"/>
        <table:table-row table:style-name="Таблица1.1">
          <table:table-cell table:style-name="Таблица1.A1" office:value-type="string">
            <text:p text:style-name="P37">Гл кв число</text:p>
          </table:table-cell>
          <table:table-cell table:style-name="Таблица1.A1" office:value-type="string">
            <text:p text:style-name="P37">1</text:p>
          </table:table-cell>
          <table:table-cell table:style-name="Таблица1.A1" office:value-type="string">
            <text:p text:style-name="P37">2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5</text:p>
          </table:table-cell>
          <table:table-cell table:style-name="Таблица1.A1" office:value-type="string">
            <text:p text:style-name="P38">5</text:p>
          </table:table-cell>
          <table:table-cell table:style-name="Таблица1.A1" office:value-type="string">
            <text:p text:style-name="P38">5</text:p>
          </table:table-cell>
          <table:table-cell table:style-name="Таблица1.A1" office:value-type="string">
            <text:p text:style-name="P38">5</text:p>
          </table:table-cell>
          <table:table-cell table:style-name="Таблица1.A1" office:value-type="string">
            <text:p text:style-name="P38">5</text:p>
          </table:table-cell>
        </table:table-row>
        <table:table-row table:style-name="Таблица1.1">
          <table:table-cell table:style-name="Таблица1.A1" office:value-type="string">
            <text:p text:style-name="P37">Симв обол</text:p>
          </table:table-cell>
          <table:table-cell table:style-name="Таблица1.A1" office:value-type="string">
            <text:p text:style-name="P38">K</text:p>
          </table:table-cell>
          <table:table-cell table:style-name="Таблица1.A1" office:value-type="string">
            <text:p text:style-name="P38">L</text:p>
          </table:table-cell>
          <table:table-cell table:style-name="Таблица1.A1" office:value-type="string">
            <text:p text:style-name="P38">L</text:p>
          </table:table-cell>
          <table:table-cell table:style-name="Таблица1.A1" office:value-type="string">
            <text:p text:style-name="P38">M</text:p>
          </table:table-cell>
          <table:table-cell table:style-name="Таблица1.A1" office:value-type="string">
            <text:p text:style-name="P38">M</text:p>
          </table:table-cell>
          <table:table-cell table:style-name="Таблица1.A1" office:value-type="string">
            <text:p text:style-name="P38">M</text:p>
          </table:table-cell>
          <table:table-cell table:style-name="Таблица1.A1" office:value-type="string">
            <text:p text:style-name="P38">N</text:p>
          </table:table-cell>
          <table:table-cell table:style-name="Таблица1.A1" office:value-type="string">
            <text:p text:style-name="P38">N</text:p>
          </table:table-cell>
          <table:table-cell table:style-name="Таблица1.A1" office:value-type="string">
            <text:p text:style-name="P38">N</text:p>
          </table:table-cell>
          <table:table-cell table:style-name="Таблица1.A1" office:value-type="string">
            <text:p text:style-name="P38">N</text:p>
          </table:table-cell>
          <table:table-cell table:style-name="Таблица1.A1" office:value-type="string">
            <text:p text:style-name="P38">O</text:p>
          </table:table-cell>
          <table:table-cell table:style-name="Таблица1.A1" office:value-type="string">
            <text:p text:style-name="P38">O</text:p>
          </table:table-cell>
          <table:table-cell table:style-name="Таблица1.A1" office:value-type="string">
            <text:p text:style-name="P38">O</text:p>
          </table:table-cell>
          <table:table-cell table:style-name="Таблица1.A1" office:value-type="string">
            <text:p text:style-name="P38">O</text:p>
          </table:table-cell>
          <table:table-cell table:style-name="Таблица1.A1" office:value-type="string">
            <text:p text:style-name="P38">O</text:p>
          </table:table-cell>
        </table:table-row>
        <table:table-row table:style-name="Таблица1.1">
          <table:table-cell table:style-name="Таблица1.A1" office:value-type="string">
            <text:p text:style-name="P37"><text:span text:style-name="T1">Max</text:span> числ э</text:p>
          </table:table-cell>
          <table:table-cell table:style-name="Таблица1.A1" office:value-type="string">
            <text:p text:style-name="P37">2</text:p>
          </table:table-cell>
          <table:table-cell table:style-name="Таблица1.A1" office:value-type="string">
            <text:p text:style-name="P38">8</text:p>
          </table:table-cell>
          <table:table-cell table:style-name="Таблица1.A1" office:value-type="string">
            <text:p text:style-name="P38">8</text:p>
          </table:table-cell>
          <table:table-cell table:style-name="Таблица1.A1" office:value-type="string">
            <text:p text:style-name="P38">18</text:p>
          </table:table-cell>
          <table:table-cell table:style-name="Таблица1.A1" office:value-type="string">
            <text:p text:style-name="P38">18</text:p>
          </table:table-cell>
          <table:table-cell table:style-name="Таблица1.A1" office:value-type="string">
            <text:p text:style-name="P38">18</text:p>
          </table:table-cell>
          <table:table-cell table:style-name="Таблица1.A1" office:value-type="string">
            <text:p text:style-name="P38">32</text:p>
          </table:table-cell>
          <table:table-cell table:style-name="Таблица1.A1" office:value-type="string">
            <text:p text:style-name="P38">32</text:p>
          </table:table-cell>
          <table:table-cell table:style-name="Таблица1.A1" office:value-type="string">
            <text:p text:style-name="P38">32</text:p>
          </table:table-cell>
          <table:table-cell table:style-name="Таблица1.A1" office:value-type="string">
            <text:p text:style-name="P38">32</text:p>
          </table:table-cell>
          <table:table-cell table:style-name="Таблица1.A1" office:value-type="string">
            <text:p text:style-name="P38">50</text:p>
          </table:table-cell>
          <table:table-cell table:style-name="Таблица1.A1" office:value-type="string">
            <text:p text:style-name="P38">50</text:p>
          </table:table-cell>
          <table:table-cell table:style-name="Таблица1.A1" office:value-type="string">
            <text:p text:style-name="P38">50</text:p>
          </table:table-cell>
          <table:table-cell table:style-name="Таблица1.A1" office:value-type="string">
            <text:p text:style-name="P38">50</text:p>
          </table:table-cell>
          <table:table-cell table:style-name="Таблица1.A1" office:value-type="string">
            <text:p text:style-name="P38">50</text:p>
          </table:table-cell>
        </table:table-row>
        <table:table-row table:style-name="Таблица1.1">
          <table:table-cell table:style-name="Таблица1.A1" office:value-type="string">
            <text:p text:style-name="P38">l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4</text:p>
          </table:table-cell>
        </table:table-row>
        <table:table-row table:style-name="Таблица1.1">
          <table:table-cell table:style-name="Таблица1.A1" office:value-type="string">
            <text:p text:style-name="P37">Симв подобол</text:p>
          </table:table-cell>
          <table:table-cell table:style-name="Таблица1.A1" office:value-type="string">
            <text:p text:style-name="P38">1s</text:p>
          </table:table-cell>
          <table:table-cell table:style-name="Таблица1.A1" office:value-type="string">
            <text:p text:style-name="P38">2s</text:p>
          </table:table-cell>
          <table:table-cell table:style-name="Таблица1.A1" office:value-type="string">
            <text:p text:style-name="P38">2p</text:p>
          </table:table-cell>
          <table:table-cell table:style-name="Таблица1.A1" office:value-type="string">
            <text:p text:style-name="P38">3s</text:p>
          </table:table-cell>
          <table:table-cell table:style-name="Таблица1.A1" office:value-type="string">
            <text:p text:style-name="P38">3p</text:p>
          </table:table-cell>
          <table:table-cell table:style-name="Таблица1.A1" office:value-type="string">
            <text:p text:style-name="P38">3d</text:p>
          </table:table-cell>
          <table:table-cell table:style-name="Таблица1.A1" office:value-type="string">
            <text:p text:style-name="P38">4s</text:p>
          </table:table-cell>
          <table:table-cell table:style-name="Таблица1.A1" office:value-type="string">
            <text:p text:style-name="P38">4p</text:p>
          </table:table-cell>
          <table:table-cell table:style-name="Таблица1.A1" office:value-type="string">
            <text:p text:style-name="P38">4d</text:p>
          </table:table-cell>
          <table:table-cell table:style-name="Таблица1.A1" office:value-type="string">
            <text:p text:style-name="P38">4f</text:p>
          </table:table-cell>
          <table:table-cell table:style-name="Таблица1.A1" office:value-type="string">
            <text:p text:style-name="P38">5s</text:p>
          </table:table-cell>
          <table:table-cell table:style-name="Таблица1.A1" office:value-type="string">
            <text:p text:style-name="P38">5p</text:p>
          </table:table-cell>
          <table:table-cell table:style-name="Таблица1.A1" office:value-type="string">
            <text:p text:style-name="P38">5d</text:p>
          </table:table-cell>
          <table:table-cell table:style-name="Таблица1.A1" office:value-type="string">
            <text:p text:style-name="P38">5f</text:p>
          </table:table-cell>
          <table:table-cell table:style-name="Таблица1.A1" office:value-type="string">
            <text:p text:style-name="P38">5g</text:p>
          </table:table-cell>
        </table:table-row>
        <table:table-row table:style-name="Таблица1.1">
          <table:table-cell table:style-name="Таблица1.A1" office:value-type="string">
            <text:p text:style-name="P37"><text:span text:style-name="T1">Max</text:span> число эл в подоболочке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6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6</text:p>
          </table:table-cell>
          <table:table-cell table:style-name="Таблица1.A1" office:value-type="string">
            <text:p text:style-name="P38">10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6</text:p>
          </table:table-cell>
          <table:table-cell table:style-name="Таблица1.A1" office:value-type="string">
            <text:p text:style-name="P38">10</text:p>
          </table:table-cell>
          <table:table-cell table:style-name="Таблица1.A1" office:value-type="string">
            <text:p text:style-name="P38">14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6</text:p>
          </table:table-cell>
          <table:table-cell table:style-name="Таблица1.A1" office:value-type="string">
            <text:p text:style-name="P38">10</text:p>
          </table:table-cell>
          <table:table-cell table:style-name="Таблица1.A1" office:value-type="string">
            <text:p text:style-name="P38">14</text:p>
          </table:table-cell>
          <table:table-cell table:style-name="Таблица1.A1" office:value-type="string">
            <text:p text:style-name="P38">18</text:p>
          </table:table-cell>
        </table:table-row>
      </table:table>
      <text:p text:style-name="P1"/>
      <text:p text:style-name="P1">Принцип минимальной энергии. <text:s/>Наибольшей вероятностью обладает положение всякого электрона в состоянии орбитали в наименьшей энергией. </text:p>
      <text:p text:style-name="P1">Правило Кличковского. Энергия электрона тем меньше, чем меньше сумма <text:span text:style-name="T1">n</text:span>+<text:span text:style-name="T1">l</text:span>. При равенстве этой суммы для двух или нескольких <text:soft-page-break/>электронов энергия меньше у тех электронов, у которых меньше главное квантовое число <text:span text:style-name="T1">n</text:span>. </text:p>
      <text:p text:style-name="P1">Правило Гунда. Заполнение орбиталей начинается электронами с однонаправленными спинами. Лишь после того, как именно этими электронами заполнены все вакансии, наступает черёд электронов с противоположными спинами. </text:p>
      <text:p text:style-name="P1"><text:span text:style-name="T26">Табличка периодов 3</text:span>.</text:p>
      <text:p text:style-name="P1">Поехали дальше. </text:p>
      <text:p text:style-name="P1"/>
      <text:p text:style-name="P1"/>
      <text:h text:style-name="P181" text:outline-level="2">Виды взаимодействий между атомами и молекулами</text:h>
      <text:p text:style-name="P1">Ля-ля-ля</text:p>
      <text:p text:style-name="P1"/>
      <text:p text:style-name="P1"/>
      <text:p text:style-name="P1">Виды связи атомов:</text:p>
      <text:list xml:id="list1409057036" text:style-name="WWNum6">
        <text:list-item>
          <text:p text:style-name="P129">Ковалентная. Характерно, что электроны принадлежат <text:s/>всем ядрам атомов, входящих в молекулу. Если ковалентная связь образуется одинаковыми ядрами, то ковалентные электроны принадлежат им в равной степени. (многие атомы состоят из двух одинаковых молекул). Неполярные молекулы. Центры отриц м положит зарядов совпадают примерно. Поэтому дипольный момент равен нулю. Если ковалентная связб образуется неодинаковыми по величине ядрами, то общие электоны принадлежат им в неравной степени и происходит смещение жлектронного облака в сторону большего ядра и образуется полярная молекула. – и + разделены в пространстве, молекула представляет собой диполь. </text:p>
        </text:list-item>
        <text:list-item>
          <text:p text:style-name="P129">Ионная. Если совершается полный перенос атома с одного электрона на другой, то говорят об ионной связи. <text:span text:style-name="T1">Na</text:span><text:span text:style-name="T30">-</text:span><text:span text:style-name="T1">Cl</text:span><text:span text:style-name="T30">+ </text:span>За счёт электростатических сил держатся притяжения.</text:p>
        </text:list-item>
        <text:list-item>
          <text:p text:style-name="P129">Металлическая. Характерна для металлов. В них положительно заряженные ионы погружены в электронный рой , принадлежащий всему металлу, он образуется за счёт отрыва части электронов с внешней оболочки атомов.</text:p>
        </text:list-item>
      </text:list>
      <text:p text:style-name="P1">Молекулы связываются:</text:p>
      <text:list xml:id="list594881042" text:style-name="WWNum7">
        <text:list-item>
          <text:p text:style-name="P130">Ван-дер-ваальсовы силы</text:p>
        </text:list-item>
        <text:list-item>
          <text:p text:style-name="P130">Водородная связь.</text:p>
        </text:list-item>
      </text:list>
      <text:p text:style-name="P25"/>
      <text:p text:style-name="P1"><text:span text:style-name="T24">Ван-дер-ваальсовы</text:span> силы – силы притяжения (по преимуществу) между электрическими диполями. (молекула = диполь вроде как)</text:p>
      <text:p text:style-name="P1">При сильном сближении молекул из-за взаимодействия в электронных оболочках, больше становятся силы отталкивания, а не притяжения. <text:s/>В целом энергия этого взаимодействия очень мала, и её приходится учитывать при расчёте химических характеристик вещества. <text:s/>Больше выражено в газах. </text:p>
      <text:p text:style-name="P1"><text:soft-page-break/><text:span text:style-name="T24">Водородная</text:span> связь образуется в следствие взаимодействия положительно поляризованного водорода в молекуле <text:span text:style-name="T1">A</text:span>-<text:span text:style-name="T1">H</text:span>. А – основная часть молекулы, чёрточка – одновалентная связь. Электрон с Н ушёл на А, поэтому Н положительно поляризован. Электроотрицательным атомом <text:span text:style-name="T1">B</text:span> в составе молекулы <text:span text:style-name="T1">B</text:span>-<text:span text:style-name="T1">R</text:span>. <text:span text:style-name="T1">B</text:span> – электроотрицательный атом, <text:span text:style-name="T1">R</text:span> – остаток молекулы. Поэтому <text:span text:style-name="T1">H</text:span> притягивается к <text:span text:style-name="T1">B</text:span>, и полчится связь А-Н … В-<text:span text:style-name="T1">R</text:span>. Три точки посередине строки. Как умножение. Обозначается так водородная связь. </text:p>
      <text:p text:style-name="P1">Положительно поляризованный атом водорода глубоко внедряется в электронную оболочку отрицательно поляризованного атома соседней молекулы. </text:p>
      <text:p text:style-name="P1">В эивых организмах молекулы большие по размеру. В ДНК есть 4 кирпича, они связываются между собой водородных связей. И ещё комплиментарные связи. Один только с другим типом элемента может связываться.</text:p>
      <text:p text:style-name="P1"/>
      <text:p text:style-name="P1"/>
      <text:h text:style-name="P41" text:outline-level="1">Геология</text:h>
      <text:p text:style-name="P1">Изучает строение земли. <text:s/>Гея – земля по-гречески. Единый материк пангея – пан – всё, гея – земля. Единая земля. Греческий.</text:p>
      <text:h text:style-name="P181" text:outline-level="2">Геологическая шкала времени</text:h>
      <text:p text:style-name="P1">Одна из главных проблем – установление возраста той или иной породы. И <text:s/>отншение между соседними слоями. <text:s/>До недавнего времени только на вопросы моложе-старше, но не точно количественно, а только качественно.</text:p>
      <text:p text:style-name="P1">Современные методики связаны с радиоактивным распадом.</text:p>
      <text:p text:style-name="P1">3 основные способа определения возраста:</text:p>
      <text:list xml:id="list1885867495" text:style-name="WWNum8">
        <text:list-item>
          <text:p text:style-name="P131">Литологический</text:p>
        </text:list-item>
        <text:list-item>
          <text:p text:style-name="P131">Биостратиграфический</text:p>
        </text:list-item>
        <text:list-item>
          <text:p text:style-name="P131">Радиологический</text:p>
        </text:list-item>
      </text:list>
      <text:p text:style-name="P1">Первый – разработана впервые датчанином Стено, 1669. По ней, в серии нормально залегающих пластов, вышележащий моложе нижележащих, а секущие их трещины и минеральные жилы ещё моложе. Слоистая структура пород поверхности земли представляет собой пространственное отображение геологического времени.</text:p>
      <text:p text:style-name="P1">Второй – По остаткам хрома и фтора делается вывод. Останки древних организмов и залегающие выше считаются более молодыми. Отличие от литологических слоёв – биотратиграфические признаки распространяются на большее расстояние и присутствуют на всей оболочке земли в целом. <text:s/>Недостаток – качественная, а не количественная шкала.</text:p>
      <text:p text:style-name="P1">Третий – основан на определении возраста по радиоактивному распаду элементов. <text:s/><text:span text:style-name="T1">N</text:span> = <text:span text:style-name="T1">N</text:span>_0*<text:span text:style-name="T1">exp</text:span>(-<text:span text:style-name="T1">t</text:span>/<text:span text:style-name="T1">T</text:span>_0.5); <text:span text:style-name="T1">T</text:span>_0.5 – полураспада время. <text:s/>старость <text:span text:style-name="T1">t</text:span> = <text:span text:style-name="T1">T</text:span>_0.5/<text:span text:style-name="T1">ln</text:span>2*(1+<text:span text:style-name="T1">D</text:span>/<text:span text:style-name="T1">P</text:span>). <text:span text:style-name="T1">D</text:span>/<text:span text:style-name="T1">P</text:span> – соотношение дочерних и материнских изотопов. <text:s/><text:soft-page-break/>Используют разные элементы за основу измерения. Наиболее часто: ураново-свинцовый, рубидий-стронциевый и калий-аргоновый а также углеродный методы. <text:s/>В ураново-свинцовом исходный элемент уран <text:span text:style-name="T1">U</text:span><text:span text:style-name="T30">238</text:span>, 238 – массовое число. Число протонов и нклонов в целом. Он превращается в свинец с <text:span text:style-name="T1">T</text:span>_0.5 = <text:s/>4510 млн лет. Рубидий <text:span text:style-name="T1">Rb</text:span>87 распадается с полураспадом 50 млрд лет. Период полураспада <text:span text:style-name="T1">K</text:span>40 калия 1280 миллионов лет.</text:p>
      <text:p text:style-name="P1">Как следует из периода полураспада, первые два для древних пород, а последние два для новых. (боле 1 млн лет – старые). Калиевый метод для молодых геологических эпох. (Менее одного млн лет). Углеродный метод удобно использовать для определения возраста органических остатков. С14 – радиоактивный изотоп. Образуется при космическом излучении в воздухе. Пока организм жив, он поступает при дыхании и держится в одной концентрации.</text:p>
      <text:p text:style-name="P1">Ля-ля-ля, периоды геологии. Табличку стырить у кого-то. Эоны, эры, периоды, эпохи и сколько млн лет.</text:p>
      <text:p text:style-name="P1">По названиям. Есть корень зой. Зоя – жизнь, греч. Палео – древняя, мезо – средний, фанеро – ранний, протеро – более ранний, кайно – новый, архе – самый древний. <text:s/>В эпохах есть корень –цен-. <text:s/>Приставки – степень наличия новых органзмов. <text:s/>Голоценовая – все новые организмы. Холос – весь, греч. Миоценовая – среднее количество новых организмов. Миос – средний, греч. Меловой период хар-ся, что в отложениях присутствует много мела, дионский – отложения этого периода были впервые найдены в графстве дивоншир.</text:p>
      <text:p text:style-name="P1">В 50х годах 20 века по свинцовому методу был определён возраст океанических осадков. 4.5 +- 0.2 млрд лет. Также выяснили, что состав вещества, из которого сделана земля, входили метеориты, чей возраст около 4.6 млрд лет. Такими образом, возраст земли примерно равен 4.6 млрд лет.</text:p>
      <text:p text:style-name="P1">Есть и другие точки зрения. Но они непопулярны.</text:p>
      <text:p text:style-name="P1"/>
      <text:p text:style-name="P1"/>
      <text:h text:style-name="P181" text:outline-level="2">Строение Земли</text:h>
      <text:p text:style-name="P1">Тут вопросов намного больше, чем в других науках. Самая глубокая шахта – 11 км. Методы изучения косвенные. Основной метод – наблюдение, регистрация механических <text:s/>волн. <text:s/>Взрывы, землятресение и тд. Волны могут быть продольные и поперечные.</text:p>
      <text:p text:style-name="P1">Информация о строении земли получается по сейсмическим данным, получаемым при регистрации колебаний, вызываемых землятрясениями и атомными взрывами. При этом учитывается скорость распространения волны, а так же тот факт, что продольные волны распространяются в любой среде, а поперечные только в твёрдых телах. </text:p>
      <text:p text:style-name="P1">Важные сведения о строении земли получены также в результате сверхглубокого бурения. С точки зрения радиуса земли мизерное. Около 12 км. Форма земли аппроксимируется эллипсоидом вращения. Полярный радиус 6.357 тысяч километров. Экваториальный 6378 тыс км. Масса <text:soft-page-break/>земли 5.98 *10^24 кг. Средняя плотность 5.52 грамм/ см^3. Вглубь плотность увеличивается. На поверхности около 2-3. В глубине плотность может изменяться скачком.</text:p>
      <text:p text:style-name="P1">6 секторов.</text:p>
      <text:list xml:id="list47633788" text:style-name="WWNum10">
        <text:list-item>
          <text:p text:style-name="P132">Земная кора. Т = 320, плотность – 2700 кг/м^3 (10-25 км)</text:p>
        </text:list-item>
        <text:list-item>
          <text:p text:style-name="P132">Мантия верхняя 800, 3500, давление 1.4*10<text:span text:style-name="T1">^</text:span>? (астеносфера) (250)</text:p>
        </text:list-item>
        <text:list-item>
          <text:p text:style-name="P132">Мантия средняя 1500, 4500, 2.4* <text:span text:style-name="T1">10^10</text:span> (600)</text:p>
        </text:list-item>
        <text:list-item>
          <text:p text:style-name="P132">Мантия нижняя 4300, 5500, 1.3*10^11 (2037) </text:p>
        </text:list-item>
        <text:list-item>
          <text:p text:style-name="P132">Ядро внешнее 6000, 12700, 3.0*10^11 <text:s/>(2200) тут циркуляции вещества.</text:p>
        </text:list-item>
        <text:list-item>
          <text:p text:style-name="P132">Ядро внутреннее. 6300, 13000, 3.6*10<text:span text:style-name="T1">^11</text:span>. (1300)</text:p>
        </text:list-item>
      </text:list>
      <text:p text:style-name="P1">Внутреннее ядро представляет собой <text:s/>шар. Имеет кристаллическую структуру. При этом обладает анизотропными свойствами. В разных направлениях свойства разные. <text:s/>Кристаллическая природа сохраняется балагодаря высокому давлению. На 90% из железа состоит. Он единственный ферромагнетик. Сильномагнитное вещество. </text:p>
      <text:p text:style-name="P1">Внешнее ядро находится <text:s/>в жидком состоянии (поперечные волны в нём затухают. Также содержит железо, его оксиды и некоторые другие элементы: кремний и сера. </text:p>
      <text:p text:style-name="P1">Про магнитное поле: железная составляющая ядра земли <text:s/>ответственна за наличие у земного шара собственного магнитного поля. Энергичное конвективное движение внутри внутреннего ядра объясняет неоднократное изменение магнитной полярности планеты. О чём свидетельствуют палеомагнитные данные.</text:p>
      <text:p text:style-name="P1">Они не смещаются, а меняются местами. Исследования то показали. Типа.</text:p>
      <text:p text:style-name="P1">Мантия земли состоит, в основном, из оксидов кремния, магния и железа. Вещество мантии находится в жидком состоянии, но с очень большой вязкостью. Для всей мантии характерны интенсивные конвективные движения, обуславливающие смещение литосферных плит и приводящие к извержениям на поверхности земли высокотемпературных лав. Около 1600-1700К.</text:p>
      <text:p text:style-name="P1">Литосфера состоит из плит, которые при отсутствии внешних воздействий длительное время сохраняют свою форму. Перемещение литосферных плит составляют единицы сантиметров в год. <text:s/>Соприкасаясь, они взаимодействуют друг с другом, и приходят во вращательное движение. <text:s/>Толщина литосферных плит составляет от 2 до 100 км. <text:s/>Литос – камень. Твёрдая оболочка земли. Неоднородная по составу. Включает земную кору, раздел нахаровичича и верхнюю часть мантии. Нахаровичич первым заметил, что на разделе сред плотность резка меняется. Что-то вроде того. Скорость распро<text:span text:style-name="T31">с</text:span>транения волн, а значит и плотность.</text:p>
      <text:p text:style-name="P1">Земная кора – внешняя оболочка земли толщиной <text:s/>менее 10 км под океанами, и полее 25 км под материками. Образуется за счёт движения литосферных плит, разрушения и выветривания<text:bookmark text:name="_GoBack"/> горных пород <text:s/>осадка накопления. </text:p>
      <text:p text:style-name="P16">Океаническая кора состоит в основном из базальта – пород вулканического происхождения, континентальная кора сложена главным <text:soft-page-break/>образом из гранита и магматических пород. Плотность океанической коры больше, чем континентальной. Максимальная контрастность рельефа определяется тектонической активностью земли и достигает 16-17 км. Самая высокая гора 8 км, самая высокая впадина 11 км.</text:p>
      <text:p text:style-name="P17">Со временем под действием гравитационных сил контрастность падает.</text:p>
      <text:p text:style-name="P15"><text:span text:style-name="T90">Гидросфера </text:span><text:span text:style-name="T32"><text:s/></text:span></text:p>
      <text:p text:style-name="P5"><text:span text:style-name="T34">С</text:span><text:span text:style-name="T33">остоит из вод океана, морей, подземных источников, рек, льдов, а также воды, содержащейся в связанном состоянии в гидросиликатах. </text:span><text:span text:style-name="T34">Большая часть <text:s/>(63%) сосредоточена в мировом океане. Пресная вода из них не более 0.05%. Средняя годовая температура поверхности вод океана 17.5 С. По площади поверхности мировой океан занимает ??? % поверхности. </text:span><text:span text:style-name="T35">Среди других химических элементов в океанической воде нибольшую долю составляют хлор (19.35%), натрий (10.76%). Потому что </text:span><text:span text:style-name="T3">NaCl – </text:span><text:span text:style-name="T35">соль.</text:span></text:p>
      <text:p text:style-name="P31">Атмосфера</text:p>
      <text:p text:style-name="P18">Газовая оболочка, распространяющаяся до высот более 100км. Вращается вместе с землёй. Давление падает экспоненциально с высотой. У поверхности земли состоит из азота и кислорода (78%, 21%). На высоте 20-25 км находится слой озона, защищающий от жёсткого ультрафиолетового излучения. </text:p>
      <text:p text:style-name="P18">Выделяют 5 слоёв:</text:p>
      <text:list xml:id="list271402191" text:style-name="L1">
        <text:list-item>
          <text:p text:style-name="P117">тропосфера (16-18 км)</text:p>
        </text:list-item>
        <text:list-item>
          <text:p text:style-name="P117">стратосфера (до 55 км)</text:p>
        </text:list-item>
        <text:list-item>
          <text:p text:style-name="P117">мезосфера (до 80 км)</text:p>
        </text:list-item>
        <text:list-item>
          <text:p text:style-name="P118">ионосфера (до 800 км)</text:p>
        </text:list-item>
        <text:list-item>
          <text:p text:style-name="P118">экзосфера (до 2-3 тыс км)</text:p>
        </text:list-item>
      </text:list>
      <text:p text:style-name="P2"><text:span text:style-name="T36">Для атмосферы земли характерен парниковый эффект, обуславливаемый поглощением </text:span><text:span text:style-name="T4">h2o, co2, o3 </text:span><text:span text:style-name="T36">теплового излучения нагретой лучами солнца поверхности земли. Задерживают и отражают назад инфрокрасное излучение.</text:span></text:p>
      <text:p text:style-name="P2"><text:span text:style-name="T36">Техногенная деятельность повышает </text:span><text:span text:style-name="T4">c02, </text:span><text:span text:style-name="T36">ну и парниковый эффект растёт.</text:span></text:p>
      <text:p text:style-name="P32">Магнитосфера</text:p>
      <text:p text:style-name="P19">Распространяется на десятки и сотни тысяч км. Определяется взаимодействием магнитного поля земли с потомка высокоэнергетических частиц. Единственный способ защититься от частиц этих. Они облетают.</text:p>
      <text:p text:style-name="P19">Конфигурация такова, что движущиеся по ним частицы попадают в ловушки (из-за движения по замкнутым линиям). Эти ловушки, подобно озоновому слою, защищают землю от вредных излучений.</text:p>
      <text:p text:style-name="P19"/>
      <text:p text:style-name="P33">Эволюция земли</text:p>
      <text:p text:style-name="P33"/>
      <text:p text:style-name="P2"><text:soft-page-break/><text:span text:style-name="T76">Фаза 1</text:span><text:span text:style-name="T36">. Временный рамки: 4.6 – 4 млрд лет. Образование земли из газа, пыли и планетезималий. А результате столкновений и тд, земля постепенно разогревается. А после того, как упало что-то большое, вылетела луна. А другая теория говорит, что луна, находящая на одной из гелеоцентрических орбиты, была захвачена землёй, в результате чего образовалась земля-луна, двойная система. <text:s/></text:span><text:span text:style-name="T37">Дегазация земли приводит к началу образования атмосфера, состоящей в основном из </text:span><text:span text:style-name="T5">co2, </text:span><text:span text:style-name="T37">метана и аммиака.</text:span><text:span text:style-name="T5"> </text:span><text:span text:style-name="T37">В конце данного этапа из-за конденсации водяного пара образуется гидросфера.</text:span></text:p>
      <text:p text:style-name="P3"><text:span text:style-name="T77">Фаза 2</text:span><text:span text:style-name="T37">. 4-3.5. Первые острова, протоконтиненты из горных пород, содержащие преимущественно кремний и алюминий. </text:span><text:span text:style-name="T38">Протоконтиненты незначительно возвышаются над мелководными океанами.</text:span><text:span text:style-name="T37"> </text:span></text:p>
      <text:p text:style-name="P4"><text:span text:style-name="T78">Фаза 3</text:span><text:span text:style-name="T38">. 3.5-2.7. Железо собирается в центре Земли и образует её жидкое ядро, которое обуславливает возникновение магнитосферы. Ну и как следствие магнитные ловушки появляются. Предпосылки для появления первых организмов – бактерий. Формирование континентальной коры.</text:span></text:p>
      <text:p text:style-name="P6"><text:span text:style-name="T79">Фаза 4</text:span><text:span text:style-name="T39">. 2.8-2.3 млрд лет. Образуется единый суперконтинент Пангея, которому противостоит суперокеан Пантоласа.</text:span></text:p>
      <text:p text:style-name="P6"><text:span text:style-name="T79">Фаза 5</text:span><text:span text:style-name="T39">. 2.2-1млрд лет. Охлаждение коры и литосферы приводит к распаду суперконтинента на блоки-микроплиты, пространство между которыми заполняют осадки и вулканы. В результате возникают складчато-надводные системы </text:span><text:span text:style-name="T40">и образуется новый суперконтинент Пангея</text:span><text:span text:style-name="T6">I </text:span><text:span text:style-name="T40">(пангея один). Органический мир представлен сине-зелёными водоросли, фотосинтезирующая деяиеотность которых способствует обогащением атмосферы кислородом, что способствует дальнейшему развитию.</text:span></text:p>
      <text:p text:style-name="P7"><text:span text:style-name="T81">Фаза 6</text:span><text:span text:style-name="T40">. 1700-650 млн лет. Деструкция Пангеи</text:span><text:span text:style-name="T6">I, </text:span><text:span text:style-name="T40">образование бассейнов с корой океанского типа. Со</text:span><text:span text:style-name="T41">з</text:span><text:span text:style-name="T40">даётся 2 суперконтинента: Гандвана (</text:span><text:span text:style-name="T41">южная америка, Африка, Индия, Австралия и Антарктида</text:span><text:span text:style-name="T40">) </text:span><text:span text:style-name="T41">и Лавразия (Аеверная Америка, Гринландия, Европа и Азия (кроме индии). Их разделяет море Тетис. <text:s/>Наступают первые ледниковые эпохи. Органический мир растёт + многоклеточные бесскелетные. <text:s/></text:span><text:span text:style-name="T42">+ первые скелетные ( моллюски и др). </text:span><text:span text:style-name="T43">Нефтеобразование.</text:span></text:p>
      <text:p text:style-name="P8"><text:span text:style-name="T80">Фаза 7</text:span><text:span text:style-name="T44">. 650-280. Горный пояс Аппаласи соединяет гандвану и лавразию. Об</text:span><text:span text:style-name="T45">р</text:span><text:span text:style-name="T44">азуется суперконтинент Пангея</text:span><text:span text:style-name="T7">II. </text:span><text:span text:style-name="T44">Обозначаются контуры палеозойских океанов. </text:span><text:span text:style-name="T45">Палеоатлантического, палеотетиса и палеоазиатского. </text:span><text:span text:style-name="T46">Гандвана дважды охватывается покровным оледенением. Появляются рыбы, позже амфибии </text:span><text:span text:style-name="T47">(вода + суша). Растения и животные выходят на сушу. Начинается широкое углеобрзование. </text:span></text:p>
      <text:p text:style-name="P9"><text:span text:style-name="T82">Фаза 8</text:span><text:span text:style-name="T48">. 280-130. </text:span><text:span text:style-name="T49">Пангея</text:span><text:span text:style-name="T8">II </text:span><text:span text:style-name="T49">пронизывается густой сетью континентальных рифов. Щелевидных ровообразных растяжений земной коры. </text:span><text:span text:style-name="T50">Начинается раскалывание суперконтинента. Африка отделяется от южной америки и индостана, а пос</text:span><text:span text:style-name="T51">л</text:span><text:span text:style-name="T50">едний от австрали и антарктиды. А затем австалия от антарктиды. </text:span><text:span text:style-name="T51">Покрытосеменные растения осваивают значительное пространство суши. В животном мире полным-полно пресмыкающихся и земноводных, появляются птицы и примитивные млекопитающие. </text:span><text:span text:style-name="T52">В конце периода погибают многие группы животных, в том числе, динозавры (пресмыкающиеся). Наиболее вероятная и принятая – столкновение земли с крупным астероидом, либо резкое усиление вулканической </text:span><text:soft-page-break/><text:span text:style-name="T52">деятельности. Привело это к изменению в климате, не и они умерли. Холод, темно, больше </text:span><text:span text:style-name="T9">co2 </text:span><text:span text:style-name="T52">в атмосфере, пожары.</text:span></text:p>
      <text:p text:style-name="P10"><text:span text:style-name="T83">Фаза 9</text:span><text:span text:style-name="T52">. 280млн-600 тыс. Крупным изменениям подвергается общая конфигурация материков и океанов. В частности, </text:span><text:span text:style-name="T53">Е</text:span><text:span text:style-name="T52">вразия отделяется от северной </text:span><text:span text:style-name="T53">А</text:span><text:span text:style-name="T52">мерики, а </text:span><text:span text:style-name="T53">А</text:span><text:span text:style-name="T52">нтарктида от южной. Распределение материков и океанов стало весьма близким к современному. </text:span><text:span text:style-name="T54">В начале периода климат на всей земле тёплый и влажный. </text:span><text:span text:style-name="T55">В конце резкие климатические контрасты. </text:span><text:span text:style-name="T56">Вслед за оледенением Антарктиды происходит оледенение Арктики. Складывается фауна с флора, близкая к современной. Появляются первые предки современного человека. </text:span></text:p>
      <text:p text:style-name="P11"><text:span text:style-name="T84">Фаза 10</text:span><text:span text:style-name="T56">. Современность. Между литосферой и земным ядром поднимаются и опускаются потоки магмы. Сквозь щели в коре прорываются наверх. </text:span><text:span text:style-name="T57">Обломки океанической коры опускаются вплоть до самого ядра, а затем всплывают, и, возможно, образуют новые острова. Литосферные плиты сталкиваются друг <text:s/>с другом и находятся под постоянным воздействием потоков магмы. Когда океанические плиты подныривают под материковые, получаются каменные бутерброды. Там, где расходятся, образуются новые сегменты литосферы. Продолжается процесс химико-плоскостной </text:span><text:span text:style-name="T57">дифференциации земного вещества, которые преобразует состояние всех геологических оболочек, в том числе, ядра.</text:span></text:p>
      <text:p text:style-name="P20"/>
      <text:p text:style-name="P34">История развития геологических теорий.</text:p>
      <text:p text:style-name="P21"/>
      <text:p text:style-name="P21">Этапы:</text:p>
      <text:list xml:id="list560823999" text:style-name="L2">
        <text:list-item>
          <text:p text:style-name="P119">Пранаука (античность — середина 17 века)</text:p>
        </text:list-item>
        <text:list-item>
          <text:p text:style-name="P119">Становление геологии (2 половина 17-18 век)</text:p>
        </text:list-item>
        <text:list-item>
          <text:p text:style-name="P120">современная наука (с 19 века)</text:p>
          <text:list>
            <text:list-item>
              <text:p text:style-name="P120">классический этап (19век-60х 20 века)</text:p>
            </text:list-item>
            <text:list-item>
              <text:p text:style-name="P120">неклассический (с 60х 20 века и по наши дни)</text:p>
            </text:list-item>
          </text:list>
        </text:list-item>
      </text:list>
      <text:p text:style-name="P22">Для неклассической геологии характерна широкая опоры на методологию квантовой физик, квантовой теории поля и концепцию глобальной эволюции земли. </text:p>
      <text:p text:style-name="P12"><text:span text:style-name="T86">Нептунизм</text:span><text:span text:style-name="T58">. Основатель – немецски</text:span><text:span text:style-name="T59">й</text:span><text:span text:style-name="T58"> геолог Вернер. <text:s/></text:span><text:span text:style-name="T59">Все горные породы </text:span><text:span text:style-name="T60">отложились в виде осадков из всемирного океана. </text:span><text:span text:style-name="T61">То есть геологически активен океан, а суша пассивна. 18в.</text:span></text:p>
      <text:p text:style-name="P13"><text:span text:style-name="T85">Плутонизм</text:span><text:span text:style-name="T61">. Антипод Нептунизма. Исток всех явлений во внутреннем тепле земли, вызывающем земл</text:span><text:span text:style-name="T64">е</text:span><text:span text:style-name="T61">трясения и извержения вулканов. Англ Геттан. 18в </text:span></text:p>
      <text:p text:style-name="P23">Плутон – бог подземного огня в греческой мифологии.</text:p>
      <text:p text:style-name="P13"><text:span text:style-name="T85">Катастрофизм</text:span><text:span text:style-name="T61">. Последовательно залегающие слои часто содержали резко отличающиеся друг от друга окаменелости. </text:span><text:span text:style-name="T62">То есть можно счи</text:span><text:span text:style-name="T63">т</text:span><text:span text:style-name="T62">ать их результатом быстрых скачкообразных изменений (кат</text:span><text:span text:style-name="T63">а</text:span><text:span text:style-name="T62">строф). </text:span><text:span text:style-name="T64">Фр Кювье.</text:span></text:p>
      <text:p text:style-name="P14"><text:soft-page-break/><text:span text:style-name="T87">Униформизм</text:span><text:span text:style-name="T64">. Буквально означает, что геологические явления в прошлом были такие же, как и в настоящем. Затем стали называть </text:span><text:span text:style-name="T87">Актуализмом</text:span><text:span text:style-name="T64"> имелось в <text:s/>виду то, что на основе изучения современных явлений можно судить о прошлых геологичеких процессах.</text:span></text:p>
      <text:p text:style-name="P14"><text:span text:style-name="T87">Эволюционизм</text:span><text:span text:style-name="T64">. </text:span><text:span text:style-name="T65">ЛаМарк и Дарвин. </text:span><text:span text:style-name="T66">Интересовала не просто эволюция, а её направленность. Именно в этой связи родил</text:span><text:span text:style-name="T67">а</text:span><text:span text:style-name="T66">сь идея об естественном отборе. </text:span><text:span text:style-name="T68">Стремились представить линии эволюции посредством плотной упорядоченности последовательности фактов. </text:span></text:p>
      <text:p text:style-name="P24">Это общие теории. Есть более узкие.</text:p>
      <text:p text:style-name="P24"/>
      <text:p text:style-name="P35">Концепции строения литосферы</text:p>
      <text:p text:style-name="P26"><text:span text:style-name="T88">Мобилизм</text:span><text:span text:style-name="T69">. Дно океанов и острова находятся не в фиксирован</text:span><text:span text:style-name="T69">ном положении, а дрейфуют.</text:span></text:p>
      <text:p text:style-name="P26"><text:span text:style-name="T88">Фиксизм. </text:span><text:span text:style-name="T69">Наоборот: неподвижна она. </text:span></text:p>
      <text:p text:style-name="P27"><text:span text:style-name="T70">В конце 50х годов были обнаружены подводные хребты протяжённостью до 60тыс км. Возраст дна океанов не более 150 млн лет уступал возрасте континентов (2-2.5 млрд лет). Осмысление этого выразилось концепцией </text:span><text:span text:style-name="T89">неомобилизма</text:span><text:span text:style-name="T70">, согласно которой океаническая кора погружается в мантию </text:span><text:span text:style-name="T70">в зоне глубоководных желобов (впадин). Континенты дрейфуют под действием конвективных течений магмы. </text:span></text:p>
      <text:p text:style-name="P27"><text:span text:style-name="T71">Постепенно <text:s/>он был преобразован в концепцию тектоники литосферных плит. <text:s/></text:span><text:span text:style-name="T72">В ней описывается не только движение плит, но и его динамически</text:span><text:span text:style-name="T73">е</text:span><text:span text:style-name="T72"> причины. </text:span></text:p>
      <text:p text:style-name="P28">С позиции неклассической концепции глобальной эволюции земли, выделяются следующие этапы:</text:p>
      <text:list xml:id="list1543668669" text:style-name="L3">
        <text:list-item>
          <text:p text:style-name="P121">образование планеты 4.6-4.0</text:p>
        </text:list-item>
        <text:list-item>
          <text:p text:style-name="P121">нарастание тектонической деятельности земли и достижение пика 4-2.2</text:p>
        </text:list-item>
        <text:list-item>
          <text:p text:style-name="P124"><text:span text:style-name="T74">период относительного постоянства тект активности </text:span><text:span text:style-name="T75">2.2-0.6 млрд лет</text:span></text:p>
        </text:list-item>
        <text:list-item>
          <text:p text:style-name="P122">период угасания тектонической деятельности 0.6 назад -1.6 вперёд</text:p>
        </text:list-item>
        <text:list-item>
          <text:p text:style-name="P122">остывание планеты под лучами солнца 1.6-5 млрд лет вперёд</text:p>
        </text:list-item>
        <text:list-item>
          <text:p text:style-name="P122">Опадение земли в результате взрыва солнца 5 млрд лет вперёд</text:p>
        </text:list-item>
        <text:list-item>
          <text:p text:style-name="P123">космическое странствие земли потом...</text:p>
        </text:list-item>
      </text:list>
      <text:p text:style-name="P28"/>
      <text:p text:style-name="P29"/>
      <text:h text:style-name="P39" text:outline-level="1">Биология</text:h>
      <text:p text:style-name="P30">Взять методичку в библиотеке. Математические модели в естествознании. Там можно 4 лабу сделать. <text:span text:style-name="T91">Динамика популяций там. Читать отдельно не будет он. Зачёт тестом + отчёты защиты лаб. Вместо теста можно реферат написать.</text:span></text:p>
      <text:h text:style-name="P182" text:outline-level="2">Происхождение и эволюция жизни</text:h>
      <text:p text:style-name="P46">Отличия живого от неживого. Есть несколько фундаментальных отличив в вещественном, структурном и функциональном плане. </text:p>
      <text:list xml:id="list1089086550" text:style-name="L4">
        <text:list-item>
          <text:p text:style-name="P133"><text:span text:style-name="T121">Вещественные. В состав живого обязательно входят высокоупорядоченные макромолекулярные органические соединения, называемые биополимерами. </text:span><text:span text:style-name="T122">Белки, нуклеиновые кислоты (ДНК, РИК)</text:span></text:p>
        </text:list-item>
        <text:list-item>
          <text:p text:style-name="P134">В структурном плане. Живот отличается от неживого клеточным строением.</text:p>
        </text:list-item>
        <text:list-item>
          <text:p text:style-name="P134">В функциональном плане. Для живых тел характерно воспроизводство самих себя. Устойчивость к воспроизведению есть и в неживых системах, но в живых телах имеет место процесс самовоспроизведения. </text:p>
        </text:list-item>
      </text:list>
      <text:p text:style-name="P47">Есть и другие отличия, но эти самые основные. </text:p>
      <text:p text:style-name="P47">Теории возникновения жизни. </text:p>
      <text:list xml:id="list1759802176" text:style-name="L5">
        <text:list-item>
          <text:p text:style-name="P135">Креационизм. Божественное происхождение живого. </text:p>
        </text:list-item>
        <text:list-item>
          <text:p text:style-name="P135">Концепция многократного самопроизвольного зарождения жизни из неживого вещества. </text:p>
        </text:list-item>
        <text:list-item>
          <text:p text:style-name="P135">Концепция стационарного состояния. Жизнь существовала всегда. </text:p>
        </text:list-item>
        <text:list-item>
          <text:p text:style-name="P135">Концепция Панспермии. Внеземное происхождение жизни. Пан всё, спермея – семя.</text:p>
        </text:list-item>
        <text:list-item>
          <text:p text:style-name="P135">Концепция происхождения жизни на земле в историческом прошлом в результате процессов, подчиняющимся физическим и химическим законам. </text:p>
        </text:list-item>
      </text:list>
      <text:p text:style-name="P44"><text:span text:style-name="T123">К началу 20 века в науке господствовали две последние теории. <text:s/>Четвёртая опиралась на обнаружение при изучении метеоритов и комет «предшественников» живого – органических соединений, кото</text:span><text:span text:style-name="T124">р</text:span><text:span text:style-name="T123">ые возможно сыграли роль семян.</text:span></text:p>
      <text:p text:style-name="P45"><text:span text:style-name="T124">У пятой теории есть 2 ва</text:span><text:span text:style-name="T125">р</text:span><text:span text:style-name="T124">ианта. </text:span></text:p>
      <text:list xml:id="list1409057136" text:style-name="L6">
        <text:list-item>
          <text:p text:style-name="P136">Происхождение жизни — результат случайного образования единичной живой молекулы в строении которой был заложен весь план дальнейшего развития живого</text:p>
        </text:list-item>
        <text:list-item>
          <text:p text:style-name="P136">Происхождение жизни — результат закономерной эволюции материи.</text:p>
        </text:list-item>
      </text:list>
      <text:p text:style-name="P48">Последнее имеет наибольшее число приверженников.</text:p>
      <text:p text:style-name="P49">В 1924 году в книге Александра Ивановича Опарина «Происхождение жизни» была впервые сформулирована теории, согласно которой <text:s/><text:soft-page-break/>возникновение жизни – результат длительной эволюции, сначала химической, а потом биохимической.</text:p>
      <text:h text:style-name="P183" text:outline-level="2">Вещественная основа жизни</text:h>
      <text:p text:style-name="P74">В вещественном плане для становления жизни нужен прежде всего углерод. Жизнь на земле основана на нём. Кремний тоже может быть, если что.</text:p>
      <text:p text:style-name="P74">Атомы углерода вырабатываются в недрах больших звёзд в необходимом для образования жизни количестве. <text:s/>Углерод способен создавать разнообразные (несколько десятков миллионов) различных соединений. Оединение углерода с водородом, кислородом, азотом, фосфором, серой, железом обладают замечательными каталитическими, строительными, энергетическими, инофрмационными и иными <text:s/>свойствами.</text:p>
      <text:p text:style-name="P70"><text:span text:style-name="T126">Также жизнеобразующие кипричики живого кислород, водород и азот. В клетке живой она на 70% из кислорода, на 7% из С, 10% Н, 3% </text:span><text:span text:style-name="T10">N. </text:span><text:span text:style-name="T92">Все эти вещества принадлежат к наиболее устойчивым и распространённым во вселенной химическим элементам. Они легко соединяются между собой, вступают в реакции, обладают малым атомным весом. </text:span></text:p>
      <text:p text:style-name="P50">По радиоастрономическим данным, органические вещества возникали не только до появления жизни на земле, но и до появления самой планеты земля. Следовательно, органические вещеста могли присутстваоть на земле уже при её обращовании.</text:p>
      <text:p text:style-name="P71"><text:span text:style-name="T93">Химические и палеонтологические исследования древнейших геологичеких отложений и многочисленные модельные эксперименты, воспроизводящие условия, господтвующие на первобытной земле позволяют понять, как в этих условиях происходило образование всё более сложных оргиначеских соединений. Жизнь возможна только при определённымх изических и зимических условиях. Диапазоны </text:span><text:span text:style-name="T94">т</text:span><text:span text:style-name="T93">емператур, влажности, давления, <text:s/></text:span><text:span text:style-name="T94">присуттвия воды, солей, <text:s/>поределённая направленность развития вселенной и время. Например, взамное удаление галактик приводит к тому, что их электромангитное излучение приходит сильно ослблденным. Если бы сближались, то плотность радиации во вселенной была бы столь велика, что жизнь не могла бы существовать. Углерод синтезируется в звёждых-гигантах несколько миллиардов лет назад. Если бы возраст вселенной был меньше, то жизнь также не могла бы возникнуть. Чтобы удерживать атмосферу, планеты должны иметь определённую массу.</text:span></text:p>
      <text:p text:style-name="P72"><text:span text:style-name="T94">В период возникновенеия жизни земля <text:s/>была золотой серединой солнечной системы, которая наиболее подходит для зародления жизни. </text:span><text:span text:style-name="T95">В начальный период температура поверхности около 4-5К, по мере того,как она остывала, углерод и более тугоплавкие материалы кондерсировались и образовали земную кору. Атмосфера была совершенно иной. Лёгкие газы <text:s/>уходили из неё, так как гравитационное поле было недостаточно сильным.удерживались простые соединения, содержащие их. Метан и аммиак. Кислорода не было. Если бы был, то не было бы создания органических соединений, в кислой среде она бы не возникла. </text:span><text:span text:style-name="T96">Опарин считал, что периоду развития жизни предшествовал период химической эволюции земли, во время которого образовались слодные органические вещества и протоклетки. 5-3млрд лет назад. <text:s/>возникновение протоклеток </text:span><text:soft-page-break/><text:span text:style-name="T96">положило начало биохимической эволюции. <text:s/></text:span><text:span text:style-name="T97">Органические вещества могли синтезировать различными способами. </text:span></text:p>
      <text:list xml:id="list594881142" text:style-name="L7">
        <text:list-item>
          <text:p text:style-name="P137">Могли возникать в расплавленных глубинах земли и выночиться на поверхность при <text:s/>вулканической деятлнотси, попадая далее в океан.аааа</text:p>
        </text:list-item>
        <text:list-item>
          <text:p text:style-name="P153"><text:span text:style-name="T97">Опарин полагал, что органические вещества молги создаваться поям о в океане из более простых соединений. Энергию для этих реакций синтеза вероятно доставляло. Интенсивная солнечная радиация (жёсткий ультрафиолет). </text:span><text:span text:style-name="T98">Мягкий-жёсткий определяет частоту. </text:span><text:span text:style-name="T99">Разнообразие находдящиъся в окепнах простых соединений, площадь поверхности земли, доступность энергии и масштабы времени похволяют педположить, что в океанах постепенно накопилисьо органические вещества и образовался «первичный бульон», в котором могла возникнуть жизнь. </text:span></text:p>
        </text:list-item>
        <text:list-item>
          <text:p text:style-name="P138">Органические соединения образовывались во вселенной из неорганического космического сырья. <text:s/>Для постороения любого сложного оргинического соединения, входяшего в состав живых тел нужен небольшой набор боков мономеров. <text:s/>20 аминокислот и 5 азотистых оснований. Из аминокислот состоят белки. Кроме того, к мономером относятся глюкоза и жиры. Глюкоза — источник энерги, а из жиров мембрана клетки. Прочная и в то же время пропускает обмен веществ. </text:p>
          <text:p text:style-name="P180">После того, каак углеродистые соединения образовали первичный бульон, могл организовываться биополимеры. Мелки и нуклеиновыве кислоты, обладающие свойством самовоспроимодства себе подобных. Спираль раскрутилась, разделилась и присоединила довоплнения комплиментарные. Необходимая концентрация веществ для образования биополимеров <text:s/>могла возникнуть в резульатте осаждений органических соединений на минеральных частицах. На глине или гидроокиси железа, образующих ил прогреваемого солнцм мелководья. <text:s/>Кроме того, органические вещества могли образовать на поверхности океана тонкую плёнку, которую ветер <text:s/>и волны гнали к берегу, где она собиралась в толстые слои. В начальный период формирования земли воды, пропитывающие земной грунт непрерывано перемещали растворённые в низ вещества из мест образования в места накопления. Там формировались пробтонты. Системы органических веществ, способные взаимодействовать с окружающей средой. Здесь возможен примитивный отбор, ведущий к постепенному усложнению и упорядоченности как обеспечивание преимущества к выживанию. Затем образуются микросферы — шаровидные тела, возникающие при растворении и конденсации абиогенно полученных белковоподобных веществ. </text:p>
          <text:p text:style-name="P180">В подтверждение возможности абиогенного синтеза были проведены опыты: воздействуя на газ аммиак молниями и УФ учёные получали сложные органические вещества, входящие в состав живых белков.</text:p>
        </text:list-item>
      </text:list>
      <text:p text:style-name="P107"/>
      <text:h text:style-name="P184" text:outline-level="2">Начало жизни на земле</text:h>
      <text:p text:style-name="P73"><text:span text:style-name="T127">Появление нуклеиновых кислот, способных к воспроизводтву белков. Переход от сложных органических веществ к простым живым организмам </text:span><text:soft-page-break/><text:span text:style-name="T127">пока неясен. Теория биоэволюции предлагает лишь общую схему. В соответствии с ней, <text:s/>на границе между коацерватами (сгустками органических веществ) могли выстраиваться <text:s/>молекулы сложных углеводородов, что приводило а </text:span><text:span text:style-name="T127">образованию примитивной клеточной мембраны, обеспечивющей коацерватам стабильность.</text:span></text:p>
      <text:p text:style-name="P112">В результате включения в коацерват молекулы, способной к самовоспроизведению, могла возникнуть <text:s/>примитивная клетка, способная к росту. К самовоспроизведению.</text:p>
      <text:p text:style-name="P108"><text:span text:style-name="T127">Следующим шагом <text:s/>в оргиназиции живого должно было быть образование мемраны, ограничивающей смесь органических веществ от среды. С их появлением и образуется клетка. Единица жизни. </text:span><text:span text:style-name="T128">Все основные процессы, определяющие живой организм, протекают в клетках. Куча реакций одновременно, чтобы клетка могла получить <text:s/>необхзодимые питательные вещества, синтезировать специальные биомолекулы (ДНК и РНК в частности ) и удалить отходы. </text:span></text:p>
      <text:p text:style-name="P113">Огромное значение для биологических явлений клетки имеют ферменты. Катализаторы в некоторм смысле. Они очень высокоизбирательны и увеличение скорости огромное. Катализатор просто увеличивает скорость реакции. <text:s/></text:p>
      <text:p text:style-name="P109"><text:span text:style-name="T129">Синтез белка осуществляется цитоплазмой клетки, внутренним её содержимым. <text:s/>Величина клеток от микрометра до более одного метра. </text:span><text:span text:style-name="T130">(есть иногда длинные отростки у нейроклеток). Яйцо страуса – одна клетка.</text:span></text:p>
      <text:p text:style-name="P114">Клетки могу быть дифференцированными. По внешнему виду и функциям. Большинство из них обладает спобоностью воссттнавливаться, но не все. Нервные клетки почти не восстанавливаются.</text:p>
      <text:p text:style-name="P110"><text:span text:style-name="T130">На следующем этапе (примерно 2 млдр лет назад) в клетке появляется ядро. В нём в первую очередь находятся элементы, ответственные за</text:span><text:span text:style-name="T130"> самовоспроизведение. </text:span></text:p>
      <text:p text:style-name="P114">Примерно 1 мдрд лет назад появились первые многоклеточные. Произошёл выбор растительного или животного образа жизни. </text:p>
      <text:p text:style-name="P115">Растительные только неорганика + энергия солнца, в животном фотосинтеза нет, и энергию можно получить только первичными органическими веществами. Фотосинтез приводил к увеличению концентрации кислорода в атмосфере, что привело к коренному изменению состава атмосферы. Кроме свободного кислорода появился озон О_3, препятствующий прозождению жёсткого ультрафиолета к поверхности земли.</text:p>
      <text:p text:style-name="P111"><text:span text:style-name="T131">Веками накапливавшиеся остатки растений образовали в земной коре энергетические запасы органических соединений уголь, торф. Развитие жизни в мировом океане привело к образованию осадочных горных пород, состоя</text:span><text:span text:style-name="T132">щ</text:span><text:span text:style-name="T131">их из скелетов и других остатков морских организмов. </text:span></text:p>
      <text:p text:style-name="P115"/>
      <text:h text:style-name="P185" text:outline-level="2">Новая лекция, да?</text:h>
      <text:p text:style-name="P52">К важным свойствам живых систем относятся:</text:p>
      <text:list xml:id="list1885867595" text:style-name="L8">
        <text:list-item>
          <text:p text:style-name="P154"><text:soft-page-break/><text:span text:style-name="T100">компактность. В 5*10</text:span><text:span text:style-name="T11">^-15</text:span><text:span text:style-name="T100">г ДНК, содержащейся в оплодотворённой яйцеклетке кита заключена информация для подавляющего большинства признаков животного, которое весит 5*10</text:span><text:span text:style-name="T11">^7 </text:span><text:span text:style-name="T100">г.</text:span></text:p>
        </text:list-item>
        <text:list-item>
          <text:p text:style-name="P154"><text:span text:style-name="T100">Способность создавать порядок из хаотического теплового движения молекул и тем самым пртотиводействовать возрастанию энтропии. </text:span><text:span text:style-name="T100">Живое потребляет отрицательную энтропию и работает против теплового равновесия, увеличивая энтропию окружающей среды.</text:span></text:p>
        </text:list-item>
        <text:list-item>
          <text:p text:style-name="P139">Обмен с окружающей средой веществом, энергией и информацией. Живое способно ассимилировать полученные извне вещества, то есть перестраивать их, уподобляя собственным материальным структурам и за счёт этого многократно воспроизводить их.</text:p>
        </text:list-item>
        <text:list-item>
          <text:p text:style-name="P139">В метаболических функцях большую роль играют петлеобратные связи, образующиеся при автокаталитическх реакциях. Автокаталис, кросскатализ, ингибиция имеют место в живых системах. При создании новых структур нужна положительная обратная связь, для устойчивого существования отрицательная.</text:p>
        </text:list-item>
        <text:list-item>
          <text:p text:style-name="P140">Жизнь качественно превосходит другие формы существования материи в плане многообразия и сложности в химических компонентах и динамике протекающих в живом обращений. </text:p>
        </text:list-item>
        <text:list-item>
          <text:p text:style-name="P141">Живые системы характеризуются гораздо более высоким уровнем упорядоченности или симметрии в пространстве и времени.</text:p>
        </text:list-item>
        <text:list-item>
          <text:p text:style-name="P142">Структурная компактность и энергетическая экономичность живого — результат высочайшей упорядоченности на молекулярном уровне. </text:p>
        </text:list-item>
        <text:list-item>
          <text:p text:style-name="P143">Самоорганизация неживых систем. Молекулы просты, а механизмы реакций сложны. У живых систем напротив. Схемы реакций просты, а молекулы сложные. </text:p>
        </text:list-item>
        <text:list-item>
          <text:p text:style-name="P143">У живых систем есть прошлое, а у неживых его нет. </text:p>
        </text:list-item>
        <text:list-item>
          <text:p text:style-name="P144">Жизнь организма зависит от двух факторов: <text:s/></text:p>
          <text:list>
            <text:list-item>
              <text:p text:style-name="P144">Наследственность (определяется генетическим аппаратом)</text:p>
            </text:list-item>
            <text:list-item>
              <text:p text:style-name="P144">Изменчивость (определяется условиями окружающей среды и реакцией на них индивида)</text:p>
            </text:list-item>
          </text:list>
        </text:list-item>
        <text:list-item>
          <text:p text:style-name="P145">Воспроизводство избыточно. Избыточное самовоспроизводство.</text:p>
        </text:list-item>
      </text:list>
      <text:p text:style-name="P53"/>
      <text:h text:style-name="P186" text:outline-level="2">Строение и функции ДНК</text:h>
      <text:p text:style-name="P75"><text:span text:style-name="T101">Рассматривая вопрос о зарождении живых организмов следует назвать ещё одну важнейшую отличительную особенность, связанную с отптической активностью органических веществ в живых организмах. </text:span><text:span text:style-name="T102">Оптически активное – поворачивает плоскость поляризации падающего на него света. </text:span></text:p>
      <text:p text:style-name="P76"><text:span text:style-name="T103">Все белковые молекулы живых организмов поворачивают плоскость поляризации влево, что указывает на их левую пространственную конфигурацию (</text:span><text:span text:style-name="T12">L-</text:span><text:span text:style-name="T103">конфигурация), а молекулы нуклеиновых кислот только вправо </text:span><text:span text:style-name="T104">(</text:span><text:span text:style-name="T13">D-</text:span><text:span text:style-name="T104">конфигурация)</text:span></text:p>
      <text:p text:style-name="P77"><text:soft-page-break/><text:span text:style-name="T104">Это свойство тем более удвиительно, что при синтезе органических соединений такиз же составов в лабораторных условиях </text:span><text:span text:style-name="T105">образуется примерно оданоковое число </text:span><text:span text:style-name="T14">L </text:span><text:span text:style-name="T105">и </text:span><text:span text:style-name="T14">D <text:s/></text:span><text:span text:style-name="T105">молекул, поэтому плоскость поляризации не поворачивается (оптически неактивен). </text:span></text:p>
      <text:p text:style-name="P54">Смесь органичечских молекул обои конфигураций называется Ратсемата.</text:p>
      <text:p text:style-name="P78"><text:span text:style-name="T105">Предполагатся, что в преджизненный период был только ратсомат, а при зарождении жизни <text:s/>произошла сортировка молекул. Появились белки с </text:span><text:span text:style-name="T14">L </text:span><text:span text:style-name="T105">и аминокислоты с </text:span><text:span text:style-name="T14">D- </text:span><text:span text:style-name="T105">конфигурацями. </text:span></text:p>
      <text:p text:style-name="P78"><text:span text:style-name="T105">Молекулы с одинаковым химическим составом могут отличасть пространственой структурой как левая и правая <text:s/>рука. Необходимым условием оптиической активности являтся свойство молекул не совмещаться со своим отображением в плоском зеркале., которое называется </text:span><text:span text:style-name="T106">хиральность</text:span><text:span text:style-name="T105">. </text:span></text:p>
      <text:p text:style-name="P54">Конкретно переходим к днк. Дезоксирибонуклеиновая кислота. </text:p>
      <text:p text:style-name="P54">Дезоксирибоза — название мономера, который входит в основание. Или полимера? </text:p>
      <text:p text:style-name="P54">Хранение и передача наследственной информации в живых организмах обеспечивают природные органические полимеры (нуклеиновые кислоты). Есть 2 разновидности:</text:p>
      <text:list xml:id="list417680816" text:style-name="L9">
        <text:list-item>
          <text:p text:style-name="P155"><text:span text:style-name="T105">ДНК. В состав входят азотистые основани: Аденин (А) и Гуанин. (Г), тимин (Т), цитозин (Ц), дизоксирибоза </text:span><text:span text:style-name="T14">С5 H10 О4</text:span><text:span text:style-name="T105">, <text:s/>остаток фосфорной кислоты.</text:span></text:p>
        </text:list-item>
        <text:list-item>
          <text:p text:style-name="P155"><text:span text:style-name="T105">РНК. Вместо тимина уроцил (У), а вместо дизоксирибозы — рибоза. <text:line-break/></text:span><text:span text:style-name="T14">C5</text:span><text:span text:style-name="T105"> <text:s/></text:span><text:span text:style-name="T14">H10 O5</text:span></text:p>
        </text:list-item>
      </text:list>
      <text:p text:style-name="P54">Мономерами днк и рнк являются нуклиотиды, которые и состоят из азотистых оснований, остатков фосфорной кислоты и углеводов. </text:p>
      <text:p text:style-name="P54">Молекула днк находится в хромосомах ядра клетки живых организмов в эквивалентных структурах митохондрий, хлоропластов, в прокриотных (ядра нет) и во многих вирусах. По структуре молекула днк похожа на двойную спираль. </text:p>
      <text:p text:style-name="P51"><text:span text:style-name="T133">Данная структура была впервые предложена в 1953 году Уотсоном и Кригом под действием ЛСД. Они с Уилкинсоном </text:span><text:span text:style-name="T134">были удостоены Нобелевской премии в 19ХХ году. Нуклиотиды соединяются в цепь посредством ковалентных связей, образованные таким образом цепи нуклиотидов объндиняются в одну молекулу Днк по вей длине водородными связями. А одной цепи соединяется с </text:span><text:span text:style-name="T135">Т</text:span><text:span text:style-name="T134"> другой. </text:span><text:span text:style-name="T135">Г</text:span><text:span text:style-name="T134"> соединяется <text:s/>с Ц.</text:span><text:span text:style-name="T135"> Внутри же цепи А с </text:span><text:span text:style-name="T137">Ц ? </text:span><text:span text:style-name="T138">Да ладно...</text:span><text:span text:style-name="T135">, Т с </text:span><text:span text:style-name="T137">Г</text:span><text:span text:style-name="T135"> </text:span><text:span text:style-name="T136">соединяются</text:span><text:span text:style-name="T135">.</text:span></text:p>
      <text:p text:style-name="P55">Внешнее: В с т двумя водородными связями, Г с Ц тремя. </text:p>
      <text:p text:style-name="P55"><text:s/>Такие пары оснований называются комплиментарными (АТ, ЦГ), а сам принцип формирования двухцепочечной молекулы днк — принуип комплиментарности. Оргаинзм человека насчтывает 3-3.5 млрд комплиментарных пар. </text:p>
      <text:p text:style-name="P55">Днк — материальный носитель наследственной информации, которая кодирукется последовательностью нуклиотидов. </text:p>
      <text:p text:style-name="P79"><text:soft-page-break/><text:span text:style-name="T109">Расположение четырёх типов нуклиотидов в цепях денк определяет последовательность аминокислот </text:span><text:span text:style-name="T110">в молекулах белка, то есть их первичную структуру. Набор белков определяет свойств клеток и индивидуальные прзнаки организма. </text:span></text:p>
      <text:p text:style-name="P80"><text:span text:style-name="T110">Сочетание нуклеотидов и расположение их в молекуле днк </text:span><text:span text:style-name="T111">образуют генетический код. </text:span><text:span text:style-name="T112">Ген – единица наследственного материала, ответственная за формирование какого-либо признака.</text:span></text:p>
      <text:p text:style-name="P81"><text:span text:style-name="T113">Ген занимает участок молекулы днк, определяющий структуру одной молекулы белка. Совокупность генов, содержащихся в одинарном наборе хромосом организма называется геномом, а генетическая конституция организма (совокупность всех его генов</text:span><text:span text:style-name="T114">)</text:span><text:span text:style-name="T113"> – генотип. </text:span></text:p>
      <text:p text:style-name="P82"><text:span text:style-name="T115">Одно из главных свойств генетичесого кода – триплетность: одна аминокислота кодируется тремя рядом расположенными нуклиотидами — триплетом, который называется </text:span><text:span text:style-name="T107">ко</text:span><text:span text:style-name="T108">д</text:span><text:span text:style-name="T107">он</text:span><text:span text:style-name="T115">.</text:span></text:p>
      <text:p text:style-name="P56">Ещё важное свойство — код един для всего живого на звемле. Генетическй код. Это свойство генетического кода вместе со сходством аминокислотного состава всех белков <text:span text:style-name="T139">св</text:span>и<text:span text:style-name="T139">д</text:span>етельст<text:span text:style-name="T139">в</text:span>ует о то<text:span text:style-name="T139">м, что все живые существа едины в происхождении.</text:span></text:p>
      <text:p text:style-name="P58"/>
      <text:h text:style-name="P189" text:outline-level="2">Струрктура белков</text:h>
      <text:p text:style-name="P91">Уровни организации белковых молекул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6">Первичная </text:p>
          </table:table-cell>
          <table:table-cell table:style-name="Table1.B1" office:value-type="string">
            <text:p text:style-name="P116">Пептидные связи (ковалентные, просные, обычные). Цепочка аминокислот.</text:p>
          </table:table-cell>
        </table:table-row>
        <table:table-row>
          <table:table-cell table:style-name="Table1.A2" office:value-type="string">
            <text:p text:style-name="P116">Вторичная</text:p>
          </table:table-cell>
          <table:table-cell table:style-name="Table1.B2" office:value-type="string">
            <text:p text:style-name="P116">Цепочка закручена в спираль. При помози водородных связеей.</text:p>
          </table:table-cell>
        </table:table-row>
        <table:table-row>
          <table:table-cell table:style-name="Table1.A2" office:value-type="string">
            <text:p text:style-name="P116">Третичная</text:p>
          </table:table-cell>
          <table:table-cell table:style-name="Table1.B2" office:value-type="string">
            <text:p text:style-name="P116">Дальнейшее сворачивание, образование глобулы, специфияной для каждого белка. <text:s/>Водородные + ковалентные связи.</text:p>
          </table:table-cell>
        </table:table-row>
        <table:table-row>
          <table:table-cell table:style-name="Table1.A2" office:value-type="string">
            <text:p text:style-name="P116">Четвертичная (есть не у всех)</text:p>
          </table:table-cell>
          <table:table-cell table:style-name="Table1.B2" office:value-type="string">
            <text:p text:style-name="P116">Комплекс из нескольких макромолекул, глобул. На водородных и ковалентных связях между радикалами.</text:p>
          </table:table-cell>
        </table:table-row>
      </table:table>
      <text:p text:style-name="P91"/>
      <text:p text:style-name="P91">Сколько аминокислот разных? 20. Но в каждом живом существе разный набор аминокислот в белке. <text:s/>Каждая молекула белка состоит из одних и тех же аминокислот. Они образуют своеобразный алфавит из 20 букв, которые объединяются в группы (слова), определяющие молекулярную структуру белка и его биологическую функцию.</text:p>
      <text:p text:style-name="P83"><text:span text:style-name="T140">В живых организмах белки строго упорядочены. В лаборатории несложно получить пептидные связи и сформировать длинные молекулярные цепи. Однако, в таких цепях расположение аминокислот хаотическое, и образовавшиеся молекулы отличаются друг от друга. <text:s/>В то же время, в каждом из природных белков порядок расположения отдельных </text:span><text:soft-page-break/><text:span text:style-name="T140">аминокислот всегда один и тот же. <text:s/></text:span><text:span text:style-name="T141">Развивание молекул белков в клетках из аминокислот — </text:span><text:span text:style-name="T142">биосинтез</text:span><text:span text:style-name="T145">. В роцессе биосинтеза важную роль имеет информация об из структуре. Этот процесс (биосинтез) состоит из 2х этапов: </text:span><text:span text:style-name="T142">транскрипция</text:span><text:span text:style-name="T145"> и </text:span><text:span text:style-name="T142">трансляция</text:span><text:span text:style-name="T145">. </text:span></text:p>
      <text:p text:style-name="P84"><text:span text:style-name="T145">Транскрипция — синтез молекул РНК на одной из цепей молекул ДНК </text:span><text:span text:style-name="T146">при помощи ферментов РНК-полимеразы.</text:span></text:p>
      <text:p text:style-name="P86">Трансляция — перевод информационной РНК в последовательность аминокислот. </text:p>
      <text:p text:style-name="P86">Сборка одной молекулы белка, состояещей из 200-300 аминокислот происходит за 1-2 минуты и требует сравиткльно больших затрат энергии.</text:p>
      <text:p text:style-name="P86"/>
      <text:h text:style-name="P190" text:outline-level="2">Функции белков.</text:h>
      <text:p text:style-name="P86">Расторяются в воде. Несут большой поверхностный заряд. Приготовление пищи — денатурация белка. Нарушение природной структуры вторичной-третичной структуры белка под термической обработкой.</text:p>
      <text:p text:style-name="P86">Денатурация бывает обратимая и необратимая. Из свёрнутой глобулы получаем первичную цепочку.</text:p>
      <text:p text:style-name="P86">Функции белков:</text:p>
      <text:list xml:id="list47633888" text:style-name="L10">
        <text:list-item>
          <text:p text:style-name="P156"><text:span text:style-name="T148">Г</text:span><text:span text:style-name="T147">ормоны</text:span></text:p>
        </text:list-item>
        <text:list-item>
          <text:p text:style-name="P156"><text:span text:style-name="T148">Ф</text:span><text:span text:style-name="T147">ерменты</text:span></text:p>
        </text:list-item>
        <text:list-item>
          <text:p text:style-name="P156"><text:span text:style-name="T148">З</text:span><text:span text:style-name="T147">ащитные белки</text:span></text:p>
        </text:list-item>
        <text:list-item>
          <text:p text:style-name="P156"><text:span text:style-name="T148">Д</text:span><text:span text:style-name="T147">вигательные белки</text:span></text:p>
        </text:list-item>
        <text:list-item>
          <text:p text:style-name="P157">Структурные белки</text:p>
        </text:list-item>
        <text:list-item>
          <text:p text:style-name="P157">Запасные белки</text:p>
        </text:list-item>
        <text:list-item>
          <text:p text:style-name="P157">Антибиотики</text:p>
        </text:list-item>
        <text:list-item>
          <text:p text:style-name="P157">Токсины</text:p>
        </text:list-item>
        <text:list-item>
          <text:p text:style-name="P157">Транспортные белки</text:p>
        </text:list-item>
        <text:list-item>
          <text:p text:style-name="P157">Рецепторные белки</text:p>
        </text:list-item>
      </text:list>
      <text:h text:style-name="Heading_20_3" text:outline-level="3"><text:span text:style-name="T143">Сторительная функция</text:span><text:span text:style-name="T147">.</text:span></text:h>
      <text:p text:style-name="P86">Белки занимаю бОльшую часть клетки, определяя таким образом белковую природу всех живых организмов. Структурные белки. </text:p>
      <text:p text:style-name="P86">Двигательные в мышцах.</text:p>
      <text:h text:style-name="P196" text:outline-level="3">Каталитическая функция.</text:h>
      <text:p text:style-name="P85"><text:span text:style-name="T153">Ферменты — органические катализаторы. </text:span><text:span text:style-name="T154">Они намного эффективнее неорганических катализаторов и более избирательные: они помогают извлекать из сложной смеси только одно вещество и превращать его не в несколько продуктов, а только в один. Отвечают за все химические реакции, протекающие в живом организме. Кроме того, они </text:span><text:soft-page-break/><text:span text:style-name="T154">перезаписывают и зарождают наследственную информацию. Доказала, что ферменты — белки в 1926 году.</text:span></text:p>
      <text:p text:style-name="P87">Гормоны регулируют основные жизненно-важные процессы. Рост, развитие, размножение. Обмен веществ.</text:p>
      <text:h text:style-name="P197" text:outline-level="3">Транспортная функция</text:h>
      <text:p text:style-name="P92">Перенос различных веществ внутри организма.</text:p>
      <text:p text:style-name="P88"><text:span text:style-name="T148">Гемоглобин. В его состав входит белок. Переносит кислород от лёгких к тканям и в обратную сторону </text:span><text:span text:style-name="T15">CO2. </text:span></text:p>
      <text:h text:style-name="P198" text:outline-level="3"><text:span text:style-name="T116">Защитная </text:span><text:span text:style-name="T19">функция</text:span></text:h>
      <text:p text:style-name="P59">Иммуноглобулины белки. Антибиотики? Сожержатся в глобулиновой фракции плазмы крови и обеспечивают иммунитет. Защитные белки тоже.</text:p>
      <text:h text:style-name="P199" text:outline-level="3">Двигательная функция</text:h>
      <text:p text:style-name="P59">Мышечные сокращения и внутреклеточное движение - <text:s/>результат взаимодейтствия молекул беков.</text:p>
      <text:h text:style-name="P199" text:outline-level="3">Энергетическая функция</text:h>
      <text:p text:style-name="P59">Некоторые белки служат источником энергии.</text:p>
      <text:p text:style-name="P59"/>
      <text:h text:style-name="P187" text:outline-level="2">Строение и разновидности клеток</text:h>
      <text:p text:style-name="P60">Все живые существа состоят из клеток, образующих ткани различных органов и систем. Клетка представляет собой элементарную живую систему. Она может существать как самостоятельный организм, так и в составе многоклеточных организмов. Размеры клеток варьируются в пределах от 0.1 - 0.25 мкм до 155 мм. (яйцо страуса). </text:p>
      <text:p text:style-name="P89"><text:span text:style-name="T117">Число клеток в оргинизме зависит от их вида и водраста. Например, в организме взрослого человека их 10</text:span><text:span text:style-name="T16">^15 </text:span><text:span text:style-name="T117">степени, а различных около 200. </text:span></text:p>
      <text:p text:style-name="P60">Какие основные части есть?</text:p>
      <text:list xml:id="list1925193737" text:style-name="L11">
        <text:list-item>
          <text:p text:style-name="P146">Ядро</text:p>
        </text:list-item>
        <text:list-item>
          <text:p text:style-name="P146">Рибосомы</text:p>
        </text:list-item>
        <text:list-item>
          <text:p text:style-name="P146">Митохондрии</text:p>
        </text:list-item>
        <text:list-item>
          <text:p text:style-name="P146">Митоплазма</text:p>
        </text:list-item>
        <text:list-item>
          <text:p text:style-name="P146">Мембрана плазматическая</text:p>
        </text:list-item>
        <text:list-item>
          <text:p text:style-name="P146">Лизосома</text:p>
        </text:list-item>
        <text:list-item>
          <text:p text:style-name="P146">Вакуоль</text:p>
        </text:list-item>
        <text:list-item>
          <text:p text:style-name="P146">Эндоплазматическая сеть</text:p>
        </text:list-item>
        <text:list-item>
          <text:p text:style-name="P146">Комплекс Гользжи</text:p>
        </text:list-item>
        <text:list-item>
          <text:p text:style-name="P146">Центриоль</text:p>
        </text:list-item>
        <text:list-item>
          <text:p text:style-name="P146">Пиноцитозные пузырьки.</text:p>
        </text:list-item>
        <text:list-item>
          <text:p text:style-name="P146"><text:soft-page-break/>И т. д.</text:p>
        </text:list-item>
      </text:list>
      <text:h text:style-name="P200" text:outline-level="3">Клеточная (биологическая) мембрана</text:h>
      <text:p text:style-name="P60">Отделяет содержимое клетки от внешней среды.</text:p>
      <text:p text:style-name="P60">Функции её? Барьерная, Матричная, механическая. <text:s/>Регулируемый селекитвые обмен веществ; взаимное расположение меемтранных белков; прочность клетки механичекая. </text:p>
      <text:p text:style-name="P60">Энергетическая, генераторная, рецепоторная.</text:p>
      <text:p text:style-name="P60">Синтез энергии изи АТФ, энергия из хлоропластов.</text:p>
      <text:p text:style-name="P60">Генерация и поведение биопотенциалов. </text:p>
      <text:p text:style-name="P60">Электическую природу имеет нервный импульс, 70х годы открыли.</text:p>
      <text:p text:style-name="P60">Пока не закончится один потенциал действия, новый не может зародиться. Только в сторону ещё не возбуждённых участков может распространяться.</text:p>
      <text:p text:style-name="P61">Состоит из фосфолипидов. Полярная головка и 2 неполяных хвотста. Головка гидрофильная, а хвост гидрофобный. Жир (липид) по своей структуре. Кристаллическая жизкость. К воде оборачиваются головкой, а хвосты в обратную сторону торчат. </text:p>
      <text:p text:style-name="P61">А если капнем в воду, получим бислой: хвостом к хвосту, а <text:s/>головками внутрь и наружу. </text:p>
      <text:p text:style-name="P61"/>
      <text:p text:style-name="P62">А вотом бутербродная модель: белок-липид-белок, так выглядит слой.</text:p>
      <text:p text:style-name="P62"><text:line-break/>Современное: белок входит в мемрану, но не покрывает полностью.Есть поверхностные белки, пронзающие и какие-угодно.</text:p>
      <text:p text:style-name="P62"/>
      <text:p text:style-name="P62">Жизкостно-мозаичная модель. Бислой фосфолипидом инкрустирован белками. 1972 год.</text:p>
      <text:p text:style-name="P62">Различают поверхностные и интегральные белки. <text:s/>Поверхностные подвижны,.... Что-то там ещё есть. Но зачем мне это?</text:p>
      <text:p text:style-name="P62">Могут присутствовать разные фосфолипиды. </text:p>
      <text:p text:style-name="P62">Молекула фосфолипида с одним хвостои образует пору. </text:p>
      <text:p text:style-name="P62">Пройти через мембрану может жирорастворимые вещества. В основном, газы. Остальные через поры проходят.</text:p>
      <text:p text:style-name="P62">Как продырявили и затянули края рамки со всех сторон однохвостовыми. Получили дырку в мембране. </text:p>
      <text:p text:style-name="P62"/>
      <text:p text:style-name="P62">Физические свойства мембраны: агрегатное состояние: жизкий кристалл. Упорядоченная структура, так как. А наоборот стекло – трёдреое, но некристаллическое, стекает вниз.</text:p>
      <text:p text:style-name="P62">Вязкость похожа на вязкость подсолнечного масла. <text:s/>30-100 мПа*с. У воды 1 мПа*с.</text:p>
      <text:p text:style-name="P90"><text:soft-page-break/><text:span text:style-name="T118">Мембрана — сферический конденсатор. </text:span><text:span text:style-name="T17">C~ 0.5*10^-2 </text:span><text:span text:style-name="T118">Ф/</text:span><text:span text:style-name="T17">M^2. <text:s/>Eps = 2.</text:span></text:p>
      <text:p text:style-name="P57"><text:span text:style-name="T149">У человека не структур, подобным индуктвности, но есть, подобные конденсаторам. </text:span><text:span text:style-name="T150">Толщина мембраны около 3.5 нм. </text:span><text:span text:style-name="T18">E = 10^9 </text:span><text:span text:style-name="T150">В</text:span><text:span text:style-name="T18">/</text:span><text:span text:style-name="T150">м.</text:span></text:p>
      <text:p text:style-name="P63"/>
      <text:p text:style-name="P64">Транспорт веществ. Через мембрану проходит 2 вида транспорта веществ: пассивный и активный. <text:s/>Пассивный — перенос веществ из мест, где концентрация много в места, где их мало. Энтропийный что ли?</text:p>
      <text:p text:style-name="P65">Виды пассивного транспорта: </text:p>
      <text:list xml:id="list901265168" text:style-name="L12">
        <text:list-item>
          <text:p text:style-name="P147">простая диффузия</text:p>
          <text:list>
            <text:list-item>
              <text:p text:style-name="P147">через липидный бислой (газы, например) растворимые в липидах вещества.</text:p>
            </text:list-item>
            <text:list-item>
              <text:p text:style-name="P148"><text:span text:style-name="T151">через поры в слое (</text:span><text:span text:style-name="T152">например, вода. И водорастворимые ионы проходят тут.</text:span><text:span text:style-name="T151">)</text:span></text:p>
            </text:list-item>
            <text:list-item>
              <text:p text:style-name="P147">через белковые поры (ионы, напимер)</text:p>
            </text:list-item>
            <text:list-item>
              <text:p text:style-name="P148"><text:span text:style-name="T151">осмос. </text:span><text:span text:style-name="T152">Преимущественное движение молекул воды через полупроницаемые мембраны из мест с малой концентрацией в места с большей. Само вещества не проницает, <text:s/>а воду, которая его несёт, пропускает. <text:s/></text:span></text:p>
            </text:list-item>
          </text:list>
        </text:list-item>
        <text:list-item>
          <text:p text:style-name="P147">облегчённая диффузия</text:p>
          <text:list>
            <text:list-item>
              <text:p text:style-name="P148"><text:span text:style-name="T151">с подвижным переносчиком. </text:span><text:span text:style-name="T152">Вещество прохоидит с помощью вещества-переносчика. У неё большая плотность потока. <text:s/>Но есть выход на насыщение.</text:span></text:p>
            </text:list-item>
            <text:list-item>
              <text:p text:style-name="P148"><text:span text:style-name="T151">с фиксированым переносчико</text:span><text:span text:style-name="T152">м. Передача как по эстафете. Молекула-передатчик не двигается. </text:span></text:p>
            </text:list-item>
          </text:list>
        </text:list-item>
        <text:list-item>
          <text:p text:style-name="P147">Фильтрация</text:p>
        </text:list-item>
      </text:list>
      <text:p text:style-name="P62"><text:s/></text:p>
      <text:p text:style-name="P60"/>
      <text:p text:style-name="P66">ля-лля0ля</text:p>
      <text:p text:style-name="P66"/>
      <text:p text:style-name="P66">Продолжим про строение клетки. А потом про эволюцию</text:p>
      <text:h text:style-name="P191" text:outline-level="2">Строение клетки</text:h>
      <text:p text:style-name="P96">….</text:p>
      <text:p text:style-name="P96"/>
      <text:h text:style-name="P202" text:outline-level="3">Цитоплазма</text:h>
      <text:p text:style-name="P97">Водный раствор солей. Там разные органеллы есть. Маленькиеорганы со своими мембранами.</text:p>
      <text:p text:style-name="P97">К ним относятся митохондрии. Мешковидные образования с дыхательными элементами. В них превращается сахар и высвобождается энергия.</text:p>
      <text:p text:style-name="P97"><text:soft-page-break/>А ещё там есть небологие тельца — рибосомы. Состоит из днк и рнк, принимаюищая участие в биосинтезе белка.</text:p>
      <text:p text:style-name="P97">Почти 80% массы клетки составляет вода. </text:p>
      <text:p text:style-name="P97">Ядро — важнейшая часть клетки, без него не может существовать. Там хромосомы — длинные нитевидные тельца, состоящие из днк и присоединённого к ней белка. 23 пары хромосом там. </text:p>
      <text:p text:style-name="P93"><text:span text:style-name="T155">Клетки растут и размножаются путём деления на две дочерние. </text:span><text:span text:style-name="T156">Её передаётся полный набор хромосом, для чего сначала число хромосом в клетке удваивается, а потом передаётся дочерней клетке.</text:span></text:p>
      <text:p text:style-name="P94"><text:span text:style-name="T156">Такой процесс называется </text:span><text:span text:style-name="T144">МИТОЗ</text:span><text:span text:style-name="T156">.</text:span></text:p>
      <text:p text:style-name="P98">Равзвитие клеток происходит постепенно с развитием организма. </text:p>
      <text:p text:style-name="P98">Каждый организм развивается из одной клетки, но в конечном результате образуется много отличающиехся друг от друга клеток. Мышечных, нервных и тд. </text:p>
      <text:p text:style-name="P98">Различие клеток определяется прежде всего <text:s/>набором белков, синтезируемых клеткой. Во всех клетках хранится полная генетическая информациия,дляпостроения всех белкоа оргианизма, а в клетке каждого типа синтезируются лишь те белки, которые ей нужны. </text:p>
      <text:p text:style-name="P98">Ест ь2 типа клеток:</text:p>
      <text:list xml:id="list1572506738" text:style-name="L13">
        <text:list-item>
          <text:p text:style-name="P158">Прокариоты. Без ядра. </text:p>
          <text:list>
            <text:list-item>
              <text:p text:style-name="P158">бактерии</text:p>
            </text:list-item>
          </text:list>
        </text:list-item>
        <text:list-item>
          <text:p text:style-name="P158">Эокариоты. </text:p>
          <text:list>
            <text:list-item>
              <text:p text:style-name="P158">Все остальные организмы.</text:p>
            </text:list-item>
          </text:list>
        </text:list-item>
      </text:list>
      <text:p text:style-name="P98">У прокариотов нет оформленного ядра. Молекулы днк не организованы в хромосомы. Деление прокариот просисходит без митоза. Там есть хлороформы и хлоропласты, которые очень похожи на некоторе бактетрии.</text:p>
      <text:p text:style-name="P98">Поэтому было предположение, что они произошли от свободноживущих бактерий, которые проникли в прокариотную клетку. Сначала они были внутриклеточными паразитами, а затем стали приносить пользу клетке хозяина, и привратились в митохондрии и хлоропласты. Вохможно, так 1400 млн лет назад вознилки жокариоты.</text:p>
      <text:p text:style-name="P98">Если внутриклеточный организзм не гибнет от внешнего воздействия, то он остаётся бессмертным. Не умирает, а делится на 2 новые клетки. </text:p>
      <text:p text:style-name="P98">Многоклеточные организмы живут лишь ограниченное время.</text:p>
      <text:p text:style-name="P94"><text:span text:style-name="T156">В организмах животных содержится 2 типа клеток: </text:span><text:span text:style-name="T27">соматические </text:span><text:span text:style-name="T156">и </text:span><text:span text:style-name="T27">половые</text:span><text:span text:style-name="T156">. </text:span></text:p>
      <text:p text:style-name="P98">Половые так же, как и бактерии бессмертные. Посдле оплодотворения образуются соматические клетки, которые смертны и новые половые. </text:p>
      <text:p text:style-name="P98">У растений есть ткань мерисистема, состоящая из клеток, способных образовывать другие типы клеток. </text:p>
      <text:p text:style-name="P99">Они чем-то похожи на полосые, <text:s/>потому что создают другие, то есть их сожно считать бессмертными. </text:p>
      <text:p text:style-name="P99"><text:soft-page-break/>Поэтому растения могут жить тысячи лет. Например, баобаб.</text:p>
      <text:p text:style-name="P99">В орагнизмах примитивных животных есть такая тккань, и они живут сравнительно долго. </text:p>
      <text:p text:style-name="P99">Соматические клетки высших животных делятся а 2 вида:</text:p>
      <text:list xml:id="list1449449215" text:style-name="L14">
        <text:list-item>
          <text:p text:style-name="P159">клутки, живущие недолго, но постоянно обовляющиехся за счёт мерисистемы. Например, <text:s/>клетки эпидермиса. </text:p>
        </text:list-item>
        <text:list-item>
          <text:p text:style-name="P159">Мышечные, нервные <text:s/>и дргуие во взрослом оргинизме не делятся. Стареют и гибнут просто. </text:p>
        </text:list-item>
      </text:list>
      <text:p text:style-name="P99">Принято считать, чт главная причина стареения органищма <text:s/>утеря генетической информации. Модекула днк постепенно повреждаются мутациями,про приводит к гибели клеток и всего организма. </text:p>
      <text:p text:style-name="P99"/>
      <text:h text:style-name="P192" text:outline-level="2">Эволюция биосферы. </text:h>
      <text:p text:style-name="P99">Применительно в живому веществу планеты, к биосфере движение принимает форму развития, то ест ьпоследовательного закономерного и необратимого взаимодействия, приводящего к появлению организмов <text:s/>с более сложным химическим составом и структурой с новыми функциональными возможностями. </text:p>
      <text:p text:style-name="P99">Развитие от существующего к возникающему является основой эволюции. Р</text:p>
      <text:p text:style-name="P99">Развиие определяется стремлением живых организмов к ускорению обмена веществ для ускорения собственного роста и воспроизведдения себе подобных.</text:p>
      <text:p text:style-name="P99">Раньше передвигались только в одну сторону вещества, а сейчас в разные сотороны. </text:p>
      <text:list xml:id="list482387256" text:style-name="L15">
        <text:list-item>
          <text:p text:style-name="P160">Встречная диффузия</text:p>
        </text:list-item>
        <text:list-item>
          <text:p text:style-name="P160">механическое движение</text:p>
        </text:list-item>
        <text:list-item>
          <text:p text:style-name="P160">деление клеток</text:p>
        </text:list-item>
        <text:list-item>
          <text:p text:style-name="P160">многоклеточные организмы</text:p>
        </text:list-item>
        <text:list-item>
          <text:p text:style-name="P160">Орраны обмена веществами</text:p>
        </text:list-item>
      </text:list>
      <text:p text:style-name="P99">Каждая более высокая ступень организмации процесса обмена веществами имеет объективные предпосылки предшествующим</text:p>
      <text:p text:style-name="P99">Каждый этап становления объективно неизбежен. </text:p>
      <text:p text:style-name="P100">У растений органы обмена веществами — корни и листья. В последних процесс фотосинтеза биомассы</text:p>
      <text:p text:style-name="P100">У насекомых нет необходимости в фотосинтезе, зато появляются органы пищеварения растений. <text:tab/>Органы поиска и различения растеияй. Ораны ориентаци в пространтсет и дургеи. </text:p>
      <text:p text:style-name="P100">У животных главным для эволюции становятся оргааны, которые напрямую не связаны <text:s/>обменов веществ. Это органы восприятия и переработки инофрмации. Можно говорить об изменении приоритетов. Ведущий фактор — развитие нервной системы и её центра — мозга. <text:soft-page-break/>Развитие, совершенствование, зарождение интеллекта и многое другое – вот цели. Жаёт это большею эффективность в эволюции, чем просто й поиск <text:s/>пищевых и других ресурсов. </text:p>
      <text:p text:style-name="P100">Таким образом, если на плвнете возникла жизнь, то её развитие неизбежно приводит к возникновению многоклтеточных органимов с развитой НС, и на этой базе возникает разум в конкретном воплощении человека разумного.</text:p>
      <text:p text:style-name="P95"><text:span text:style-name="T157">Проблема возникновения популяции </text:span><text:span text:style-name="T20">Homo Sapiens </text:span><text:span text:style-name="T119">как биологического вида сложна и не имее т однозначного объяснения. С достаточной долей </text:span><text:span text:style-name="T119">уверености можно выделить ряд факторов, которые способствовали становлению человека и его выделению в царстве животных.</text:span></text:p>
      <text:list xml:id="list544128191" text:style-name="L16">
        <text:list-item>
          <text:p text:style-name="P149">Разнообразное питание. Как растительной, так и дивотной пищей. Развитие соответствующих органио пищеварения (без привязки к конктерныи источникам пищи) Мы не привязаны к ареалу обитания пищевыми ресурсами. </text:p>
        </text:list-item>
        <text:list-item>
          <text:p text:style-name="P149">Разнообразныя среда обитания, котороу нужно многое предвидеть и на многое реагировать нестадартно, нагружая клетки мозга, что выывает их развитие. </text:p>
        </text:list-item>
        <text:list-item>
          <text:p text:style-name="P149">Изменение репродуктивной стратегии вида. От сезонного брачного периода к его рподлению на весь год. К увеличению периода вынашивания плода и его последующего ообучения. (до четверти жизни)</text:p>
        </text:list-item>
        <text:list-item>
          <text:p text:style-name="P149">Жизнь в сложно построенной группе. <text:s/>Формирование перводытной стаи, в рамках которой возникает иерархия особей. Для защиты рода и созранения вида. </text:p>
        </text:list-item>
        <text:list-item>
          <text:p text:style-name="P149">Использование интсрументов, совершентстваованее моторного двигательного интлелекта, изобретение приспособлений, обработка татериалов, <text:s/>Термическая обработка пищи. </text:p>
        </text:list-item>
        <text:list-item>
          <text:p text:style-name="P161"><text:span text:style-name="T119">Разввитие знаковых и звуковых систем обмена информации. В итоге там привело всё к развитию речи, жестов, мимики для передачи информации . <text:s/></text:span><text:span text:style-name="T120">В том числе для обучения. Эффективнее опытного обучения. А ещё можно накапливать информацию и передаватьб в будущее. <text:s/>Постепенно ценность накопленной информации стала важнее информации, передаваемой генетически. </text:span></text:p>
        </text:list-item>
        <text:list-item>
          <text:p text:style-name="P150">Всё зависит не столько от того, кто ты, а от отго, что знают вокруг тебя. Тут человек вышел из контроля естественного стихийного отбора. </text:p>
        </text:list-item>
      </text:list>
      <text:p text:style-name="P67">Что-то там по поводу пути говорит. Что вывело людей над остальными? Нужен кчёт всех факторов. Ага</text:p>
      <text:p text:style-name="P67">Появляются болезни, поражающие не отдельные органы, а системы организма. </text:p>
      <text:p text:style-name="P67">Современный человек во многом выше из под контролья естественого отбора, чтоприводит к возникновению таких болезней, которые затрагивают не тдельные органы, а целые системы, например, иммунную.</text:p>
      <text:p text:style-name="P67">Воздействие среды алияет и на генетическую память, передачу негетических изобретений (белков, ферментов. Фрагментов генного <text:soft-page-break/>аппарата) в трофических цепях и влияние биосферы н образование новых эфолюционных ветвей. </text:p>
      <text:p text:style-name="P67"/>
      <text:h text:style-name="P188" text:outline-level="2">Концепции эволюции</text:h>
      <text:h text:style-name="P201" text:outline-level="3">Концепция Ламарка</text:h>
      <text:list xml:id="list1418430459" text:style-name="L17">
        <text:list-item>
          <text:p text:style-name="P151">Все существа в течение их жизни приспосабливаются к среде обитания. </text:p>
        </text:list-item>
        <text:list-item>
          <text:p text:style-name="P162">В ходе этого изменяется его поведение, физические параметры, и организм приобретает новые признаки фенотипа. <text:s/></text:p>
        </text:list-item>
        <text:list-item>
          <text:p text:style-name="P162">Приобретённые признаки и свойства передаются по наследству потомкам. </text:p>
        </text:list-item>
        <text:list-item>
          <text:p text:style-name="P163">Оба фактора, по мнению Ламарка, есть только проявление всеобщего внутренне присущего стремления к усовершенствованию. </text:p>
        </text:list-item>
        <text:list-item>
          <text:p text:style-name="P163">Движущие силы развития заложены внутри живых организмов.</text:p>
        </text:list-item>
        <text:list-item>
          <text:p text:style-name="P163">Признаёт божественное происзождение живого. </text:p>
        </text:list-item>
      </text:list>
      <text:h text:style-name="P203" text:outline-level="3">Концепция Дарвина.</text:h>
      <text:list xml:id="list85741984" text:style-name="L18">
        <text:list-item>
          <text:p text:style-name="P164">Отсутствие конечной цели, специальной предзназначенности и ли ыинала развития биосферы. </text:p>
        </text:list-item>
        <text:list-item>
          <text:p text:style-name="P164">Создание генетической инофрмации , которая будет закреплена в потомстве. </text:p>
        </text:list-item>
        <text:list-item>
          <text:p text:style-name="P164">Как происзодит это? Процесс случайных хаотических непредвиденных мутаций на уровне молекул днк или рнк.</text:p>
        </text:list-item>
        <text:list-item>
          <text:p text:style-name="P164">Естественный отбор на уровне организмов и из популяций как внешний процесс адаптации биологического вида изменяющейся внешней среде. </text:p>
        </text:list-item>
        <text:list-item>
          <text:p text:style-name="P164">Приобретённые в результате аутогенеза индивидуальные макросвойства и признаки на мсолекулярныйуровень днк или рнк данного органищма не передаются. </text:p>
        </text:list-item>
        <text:list-item>
          <text:p text:style-name="P164">Эволюционный процесс идёт от микроуровня к макроуровню. Мутция генетического кода измнчивость отдельных и многоичисленнных особей, выживание наиолее приспособленных , постпенное изменение видов, постепенное изменение сообщенств и всей биосферы без каких-либо катастрофических скачкой или взрывов новообразований. </text:p>
        </text:list-item>
      </text:list>
      <text:p text:style-name="P101"/>
      <text:p text:style-name="P68"><text:span text:style-name="T158">Есть узкие моменты. </text:span><text:span text:style-name="T159">Случайна ли эволюция</text:span><text:span text:style-name="T158">?</text:span></text:p>
      <text:p text:style-name="P165">Исходя из того, что любой генетический текст возник из серии случайных перестановок азотистых оснований АГТЦ, можно оценить вероянтсть возникновения смысла в тексте. </text:p>
      <text:p text:style-name="P102"><text:span text:style-name="T158">Слово из 1 гена содержи по порядку величины тысячу букв. Днк хромосомы состоит из тысяч генов <text:s/>содержит уже 10</text:span><text:span text:style-name="T21">^6 </text:span><text:span text:style-name="T158">букв. Число </text:span><text:soft-page-break/><text:span text:style-name="T158">случайных комб... ляляля. Трив. 4</text:span><text:span text:style-name="T21">^1000. </text:span><text:span text:style-name="T158">Для гена. Вариант. Для хромосомы одной 4</text:span><text:span text:style-name="T21">^</text:span><text:span text:style-name="T158">1000000</text:span><text:span text:style-name="T21"> </text:span><text:span text:style-name="T158">степени. Много это. Вероятность то есть очень мала, выходит, что человеки появятся. Примерно столько проб надо сделать механически, чтобы получить человека или что-то осмысленное. <text:s/>Настолько мала вероятность, что не мог человек возникнуть случайно, вывод такой сделать позволили себе учёные. </text:span></text:p>
      <text:p text:style-name="P165">Это означает нулевую вероятность случайного возникновения генетической информации. </text:p>
      <text:p text:style-name="P165">Но тут не учитывается один эффект. Какой? </text:p>
      <text:p text:style-name="P165">Дело в том, что не учитывается явление самоорганизации. Оно происходит в системах всяких (живых и неживых), находящихся вдали от равновесия. <text:s/></text:p>
      <text:p text:style-name="P165"/>
      <text:h text:style-name="P204" text:outline-level="3">Геобиологические циклы</text:h>
      <text:p text:style-name="P168">Одна из новых гипоптез эволющии допускает возможность приёма потока информации генетическим аппаратом организмов с уровня макромира. (не снизу вверх, а наоборот. )</text:p>
      <text:p text:style-name="P168">Там процессы протекают так:</text:p>
      <text:list xml:id="list493502887" text:style-name="L19">
        <text:list-item>
          <text:p text:style-name="P169">от изменения формы земли (сдвиги и все дела)</text:p>
        </text:list-item>
        <text:list-item>
          <text:p text:style-name="P169">Реконструкции биосферы</text:p>
        </text:list-item>
        <text:list-item>
          <text:p text:style-name="P169">Развитие новых приспособительских механизмов на основе резких смещений в развитии новых органов. </text:p>
        </text:list-item>
        <text:list-item>
          <text:p text:style-name="P169">Заполнение вакантных экологических ниш. </text:p>
        </text:list-item>
        <text:list-item>
          <text:p text:style-name="P169">Мутации</text:p>
        </text:list-item>
        <text:list-item>
          <text:p text:style-name="P169">Видообразование.</text:p>
        </text:list-item>
        <text:list-item>
          <text:p text:style-name="P169">Закрепление информации о сдвигах в генетической памяти.</text:p>
        </text:list-item>
      </text:list>
      <text:p text:style-name="P168">На цикличность развития <text:s/>боисферы влияют галактический год (180млн лет) </text:p>
      <text:p text:style-name="P168">И более короткие циклы от полумилиона лет до 20 тысяч лет. Циклы прецессий земной оси. <text:s/>Конусообразное движение оси вращения волчка (земли) при торможении. Наклон оси и есть. Именно наклон земли вызывает времена года.</text:p>
      <text:p text:style-name="P168">Периоды переменных геоклиматических условий <text:s/>биосфера приходит в состоянии далёкое от равновесия, когда вымирают многие виды. </text:p>
      <text:p text:style-name="P168">Вымирание ослабляет конкуренцию и ускоряет развитие многих новых видов, что даёт шанс новым формам, потенциально способным дать начало новым эволюционным ветвям. </text:p>
      <text:p text:style-name="P168">Если сделать предположение о том, что с некоторой конечной вероятностью фенотип влияет на геонотип. Фенотип — внешние свойства, генотип — внутрениние свойства, наследственная информация, то можно сдлать оценки времени генерации одного гена от достигнутого сейчас генофонда. </text:p>
      <text:p text:style-name="P103"><text:soft-page-break/><text:span text:style-name="T160">У человека около 10</text:span><text:span text:style-name="T161">^</text:span><text:span text:style-name="T162">6 генов, созданх веми его предшественниками для него, время существоваиния бисоферы 10 </text:span><text:span text:style-name="T161">^9 </text:span><text:span text:style-name="T162">лет. Тогда получим около 1000 лет на ген. Пфф, я быстрее могу. Получаем величину, равную одному гену за 1000 лет . Пфф, я уже писал это. Я быстрее! Ген за день </text:span><text:span text:style-name="T161">^_^. </text:span><text:span text:style-name="T162">Ля-ля-ля</text:span><text:span text:style-name="T161">^^</text:span></text:p>
      <text:p text:style-name="P166">Тем не менее, я круче динозавров. Да.</text:p>
      <text:p text:style-name="P166">Эксперементально наблюдать процесс передачи информации от фенотипа к генотипу сложно, люди не могут . А я ? Ммм...</text:p>
      <text:p text:style-name="P69"><text:span text:style-name="T160">Только долговременно действующие внешние условия могу тнайти в ней отражение. </text:span><text:span text:style-name="T163">Это возможно за время геобиологических циклов. </text:span></text:p>
      <text:h text:style-name="P205" text:outline-level="3">Трофический перенос информации</text:h>
      <text:p text:style-name="P171">Трофико — питание. Связанное с питанием, значит.</text:p>
      <text:p text:style-name="P171">Ещё один путь усвоения некоторой части информации может происзодить с пищей. </text:p>
      <text:p text:style-name="P171"/>
      <text:p text:style-name="P171"/>
      <text:p text:style-name="P167">Ели некоторая информация записана в некоторой молекулярной структуре, то эта структура усваивается целиком без десиммилции. </text:p>
      <text:p text:style-name="P167"/>
      <text:p text:style-name="P167">Есть случаи т. н. клептогенеза , когда <text:s/>животное целиком использует целые органы от других животных , послуживших ему пищей. Растрегательные капсулы, оружие лесничных червей. </text:p>
      <text:p text:style-name="P167"/>
      <text:h text:style-name="P193" text:outline-level="2">Составляющие биосферы</text:h>
      <text:p text:style-name="P104"><text:span text:style-name="T164">Тест в системе муду. <text:s/>Мой первый раз с муду... </text:span><text:span text:style-name="T166">ПРОИТИ ДОМА!!!!!!!!! О мой МУДУ!!! /Я тебя пройду полностью. Дважды! Жди, я иду.</text:span></text:p>
      <text:p text:style-name="P172">Биосфера — одна из оболочек земли. <text:s/>Охватывает 3 географиеских оболочки: литофсера, гидросфера, атмосфера. </text:p>
      <text:p text:style-name="P172">Она не только использует биологические оболочки, но и изменяет их. Значительно.</text:p>
      <text:p text:style-name="P172">Перечислим изменения.</text:p>
      <text:list xml:id="list1071714131" text:style-name="L20">
        <text:list-item>
          <text:p text:style-name="P173">Газовый состав атмосферы. Кислород — отход растений. Уменьшение со2</text:p>
        </text:list-item>
        <text:list-item>
          <text:p text:style-name="P173">Почва — трупики живых ранее организмов.</text:p>
        </text:list-item>
        <text:list-item>
          <text:p text:style-name="P173">Полезные ископаемые. Мел, уголь, нефть, при участии растений, бактерий и простейших организмов.</text:p>
        </text:list-item>
        <text:list-item>
          <text:p text:style-name="P173"><text:soft-page-break/>Морские кораллы и всё такоек.</text:p>
        </text:list-item>
      </text:list>
      <text:p text:style-name="P172">Специфическия особенность биосферы — биогенный круговорот веществ оранизмы связаны в трофические цепи </text:p>
      <text:p text:style-name="P172">Каждыйкого-то кушает и его кто-то кушает. </text:p>
      <text:p text:style-name="P172">По оценкам ряда учёных ежегодно в биосфере образуется порядка <text:s/>пир ерно 230млрд тонн органического вещества. </text:p>
      <text:p text:style-name="P105"><text:span text:style-name="T165">В большинстве случаев в каждом следующем звене цепи биомасса организма уменьшается на 1 порядок величины. </text:span><text:span text:style-name="T167">Пока оргинизм живёт, он подднрживает гомеостаз. Вопреки законам неорганического мира. Неотрвратимые процессы распада начинаются только после смерти органимзма. </text:span></text:p>
      <text:p text:style-name="P174">Чтобы быть устойчивым явлением, требуется огромное разнообразие видов организмов, обратил особое внимание Вернадский.</text:p>
      <text:p text:style-name="P174">Равновесие между синтезом и распадом живого вещества является необходимым условием устойчивой жизни как биосферы земли. </text:p>
      <text:p text:style-name="P174">Есть продуценты, консументы и редуценты. 3 категории такие вот. И они есть всегда. </text:p>
      <text:list xml:id="list345250559" text:style-name="L21">
        <text:list-item>
          <text:p text:style-name="P175">Продуценты — аутотрофы. Сами себя обеспечивают питанием и всем.. ну, таким.. Растения это! Строят себя из минералов в энегии. <text:s/>И воды. Процессы Их жизни идут с накоплением вещества и концентрации превращённой энергии солнца или тепла земли в... Химическую энергю биомасссы!!!!!</text:p>
        </text:list-item>
        <text:list-item>
          <text:p text:style-name="P175">Консументы. Потребители. По большей части используют произведённую биомассу. Преобразуют старое и создают новые органические вещества... А отходы в окружающую среду. </text:p>
        </text:list-item>
        <text:list-item>
          <text:p text:style-name="P175">Редуценты. Необходимы для обратного процесса. Деполимеризации белков и других сложных по структуре и составу орг соединений в более простые формы, которые мгут быть использованы продуцентами наряду с неорганическими материалами. </text:p>
        </text:list-item>
      </text:list>
      <text:p text:style-name="P174">Убери один – всё разрушится Станет нуестойчивым и тд.</text:p>
      <text:p text:style-name="P174">Реальными зонами, в которых происзодит биогенный круговорот веществ являются биоценозы или экосистема . Биоценоз – совокупность разных аидов организмов, котрые сосущетсвуют <text:s/>в данных георгафических и климатических условиях </text:p>
      <text:p text:style-name="P176">Разнообразие климатических условий земли соответствуют разилчные биоценозы с разилчными похожими видовыми составми оргмнизма</text:p>
      <text:p text:style-name="P176">В каждом из биоценозов есть вариации видов для геологических родов. </text:p>
      <text:p text:style-name="P176">В процессе конкуренции за пищевые ресурсы это обеспечивает как вутривидовой естественный отбор, так и <text:s/>межвидовой. Одновременно это обсеспечивает устойчивость биоценоза. Если что-то случится с одним видом, то его место займёт близкородственный. Множество биоценозов тоже гарантия устойчивости на уровне всей биоферы. Геологичесеин и климатические что-то могут уничтожить один или несоклько из милионов биоценозов , но биофон будет сохрарнён в других, это поддержит <text:soft-page-break/>круговорот органических веществ. Ура, получилось!!!!!8888 И поможет сохранить равновесие. <text:s/></text:p>
      <text:p text:style-name="P176">Отметим, что если число видов в биоценозе становится меньше минимально необходимого, то природное равновесие нарушается с далеко идущими последствиями.</text:p>
      <text:p text:style-name="P176"/>
      <text:h text:style-name="P194" text:outline-level="2">Адаптация популяций в биоценозах. </text:h>
      <text:p text:style-name="P177">Популяция — синоним вида в некотором виде, но проживающий на данной территории. Совокупность особей данного вида, занимающая вполне определённую територию. Дважды написал! </text:p>
      <text:p text:style-name="P177">Взаимоотношения видов в биоценозах идут на уровне популяций. </text:p>
      <text:p text:style-name="P177">На разных уровнях может происходить <text:s/>адаптация.</text:p>
      <text:p text:style-name="P177">Факт, что любой вид приспосабливаестся как к определённому источнику питания, так и к том, чтобы быть съеденным. </text:p>
      <text:p text:style-name="P178">Не слишком давно обнаружили что? Например, переваривание жертвы-животного идёт своими же клеточными ферментами. <text:s/>Сам себя переваривает. Индуцированно влиянием желудочных соков животного-хищника.8989</text:p>
      <text:p text:style-name="P106"><text:span text:style-name="T168">Например, удав кушая кролика, переваривает его, и своим, и соком кролика. </text:span><text:span text:style-name="T22">It's_over_9000!!!</text:span></text:p>
      <text:p text:style-name="P152">Она проникает в лизосомы, выпуская на свободу в цитоплазму ферменты, разрушающие белковую структуру клетки. </text:p>
      <text:p text:style-name="P152">В клетках нетолько животных, но и у растений есть вещества, опасные для их жизни. </text:p>
      <text:p text:style-name="P152"/>
      <text:p text:style-name="P152">Ещё про взаимодейтсвие хищник-жертва. Жертва не слишком быстро убегает , а хищник не слишком быстро добывает.</text:p>
      <text:p text:style-name="P152">На организменном уровне также есть определённые закономерности. Например, при адаптации вида хищник-жертва устанавливается некоторый количественный цикл изменений как жертв, так и хищников (периодические сдвинутые по фазе изменения численности популяций) </text:p>
      <text:p text:style-name="P179"/>
      <text:p text:style-name="P177"><text:s/></text:p>
      <text:p text:style-name="P177"><text:s/></text:p>
      <text:p text:style-name="P177"/>
      <text:p text:style-name="P177"><text:s/></text:p>
      <text:p text:style-name="P177"><text:s/></text:p>
      <text:p text:style-name="P177"/>
      <text:p text:style-name="P172"/>
      <text:p text:style-name="P172"/>
      <text:p text:style-name="P170"/>
      <text:p text:style-name="P168"><text:soft-page-break/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3" svg:font-family="'Bookman Old Style'" style:font-family-generic="roman" style:font-pitch="variable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214</meta:editing-cycles>
    <meta:creation-date>2012-10-08T07:35:00</meta:creation-date>
    <dc:date>2013-05-29T23:30:46</dc:date>
    <meta:editing-duration>PT7H2M25S</meta:editing-duration>
    <meta:generator>LibreOffice/3.6$Linux_X86_64 LibreOffice_project/360m1$Build-2</meta:generator>
    <meta:document-statistic meta:table-count="2" meta:image-count="0" meta:object-count="0" meta:page-count="33" meta:paragraph-count="583" meta:word-count="9074" meta:character-count="67860" meta:non-whitespace-character-count="591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